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Replacements/Object 26" manifest:media-type=""/>
  <manifest:file-entry manifest:full-path="ObjectReplacements/Object 17" manifest:media-type=""/>
  <manifest:file-entry manifest:full-path="ObjectReplacements/Object 92" manifest:media-type="application/x-openoffice-gdimetafile;windows_formatname=&quot;GDIMetaFile&quot;"/>
  <manifest:file-entry manifest:full-path="ObjectReplacements/Object 27" manifest:media-type=""/>
  <manifest:file-entry manifest:full-path="ObjectReplacements/Object 18" manifest:media-type=""/>
  <manifest:file-entry manifest:full-path="ObjectReplacements/Object 93" manifest:media-type="application/x-openoffice-gdimetafile;windows_formatname=&quot;GDIMetaFile&quot;"/>
  <manifest:file-entry manifest:full-path="ObjectReplacements/Object 28" manifest:media-type=""/>
  <manifest:file-entry manifest:full-path="ObjectReplacements/Object 61" manifest:media-type=""/>
  <manifest:file-entry manifest:full-path="ObjectReplacements/Object 115" manifest:media-type=""/>
  <manifest:file-entry manifest:full-path="ObjectReplacements/Object 19" manifest:media-type=""/>
  <manifest:file-entry manifest:full-path="ObjectReplacements/Object 94" manifest:media-type="application/x-openoffice-gdimetafile;windows_formatname=&quot;GDIMetaFile&quot;"/>
  <manifest:file-entry manifest:full-path="ObjectReplacements/Object 29" manifest:media-type=""/>
  <manifest:file-entry manifest:full-path="ObjectReplacements/Object 62" manifest:media-type="application/x-openoffice-gdimetafile;windows_formatname=&quot;GDIMetaFile&quot;"/>
  <manifest:file-entry manifest:full-path="ObjectReplacements/Object 116" manifest:media-type=""/>
  <manifest:file-entry manifest:full-path="ObjectReplacements/Object 6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" manifest:media-type=""/>
  <manifest:file-entry manifest:full-path="ObjectReplacements/Object 6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0" manifest:media-type=""/>
  <manifest:file-entry manifest:full-path="ObjectReplacements/Object 7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"/>
  <manifest:file-entry manifest:full-path="ObjectReplacements/Object 7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"/>
  <manifest:file-entry manifest:full-path="ObjectReplacements/Object 65" manifest:media-type="application/x-openoffice-gdimetafile;windows_formatname=&quot;GDIMetaFile&quot;"/>
  <manifest:file-entry manifest:full-path="ObjectReplacements/Object 13" manifest:media-type=""/>
  <manifest:file-entry manifest:full-path="ObjectReplacements/Object 66" manifest:media-type="application/x-openoffice-gdimetafile;windows_formatname=&quot;GDIMetaFile&quot;"/>
  <manifest:file-entry manifest:full-path="ObjectReplacements/Object 14" manifest:media-type=""/>
  <manifest:file-entry manifest:full-path="ObjectReplacements/Object 67" manifest:media-type="application/x-openoffice-gdimetafile;windows_formatname=&quot;GDIMetaFile&quot;"/>
  <manifest:file-entry manifest:full-path="ObjectReplacements/Object 15" manifest:media-type=""/>
  <manifest:file-entry manifest:full-path="ObjectReplacements/Object 9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6" manifest:media-type=""/>
  <manifest:file-entry manifest:full-path="ObjectReplacements/Object 9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5" manifest:media-type="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09" manifest:media-type=""/>
  <manifest:file-entry manifest:full-path="ObjectReplacements/Object 5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3" manifest:media-type=""/>
  <manifest:file-entry manifest:full-path="ObjectReplacements/Object 3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4" manifest:media-type=""/>
  <manifest:file-entry manifest:full-path="ObjectReplacements/Object 3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3" manifest:media-type=""/>
  <manifest:file-entry manifest:full-path="ObjectReplacements/Object 4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14" manifest:media-type=""/>
  <manifest:file-entry manifest:full-path="ObjectReplacements/Object 48" manifest:media-type="application/x-openoffice-gdimetafile;windows_formatname=&quot;GDIMetaFile&quot;"/>
  <manifest:file-entry manifest:full-path="ObjectReplacements/Object 105" manifest:media-type=""/>
  <manifest:file-entry manifest:full-path="ObjectReplacements/Object 5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06" manifest:media-type=""/>
  <manifest:file-entry manifest:full-path="ObjectReplacements/Object 53" manifest:media-type="application/x-openoffice-gdimetafile;windows_formatname=&quot;GDIMetaFile&quot;"/>
  <manifest:file-entry manifest:full-path="ObjectReplacements/Object 107" manifest:media-type=""/>
  <manifest:file-entry manifest:full-path="ObjectReplacements/Object 54" manifest:media-type="application/x-openoffice-gdimetafile;windows_formatname=&quot;GDIMetaFile&quot;"/>
  <manifest:file-entry manifest:full-path="ObjectReplacements/Object 108" manifest:media-type="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10" manifest:media-type=""/>
  <manifest:file-entry manifest:full-path="ObjectReplacements/Object 4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1" manifest:media-type=""/>
  <manifest:file-entry manifest:full-path="ObjectReplacements/Object 4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2" manifest:media-type=""/>
  <manifest:file-entry manifest:full-path="ObjectReplacements/Object 4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meta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oppan Bunkyu Midashi Gothic" svg:font-family="'Toppan Bunkyu Midashi Gothic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2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Default_5f_2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2cm" fo:min-width="0cm" fo:padding-top="0.142cm" fo:padding-bottom="0.142cm" fo:padding-left="0.267cm" fo:padding-right="0.267cm"/>
    </style:style>
    <style:style style:name="gr5" style:family="graphic" style:parent-style-name="Object_20_without_20_fill_5f_2">
      <style:graphic-properties draw:marker-start="Arrow" draw:marker-end="" draw:marker-end-width="0.3cm" draw:fill="none" draw:textarea-vertical-align="middle"/>
    </style:style>
    <style:style style:name="gr6" style:family="graphic" style:parent-style-name="Object_20_with_20_no_20_fill_20_and_20_no_20_line_5f_2">
      <style:graphic-properties draw:textarea-horizontal-align="center" draw:textarea-vertical-align="middle" draw:ole-draw-aspect="1" style:protect="size"/>
    </style:style>
    <style:style style:name="gr7" style:family="graphic" style:parent-style-name="Default_5f_2_5f_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2cm" fo:min-width="0cm" fo:padding-top="0.142cm" fo:padding-bottom="0.142cm" fo:padding-left="0.267cm" fo:padding-right="0.267cm"/>
    </style:style>
    <style:style style:name="gr8" style:family="graphic" style:parent-style-name="Object_20_without_20_fill_5f_2_5f_1">
      <style:graphic-properties draw:marker-start="" draw:marker-end="" draw:marker-end-width="0.3cm" draw:fill="none" draw:textarea-vertical-align="middle"/>
    </style:style>
    <style:style style:name="gr9" style:family="graphic" style:parent-style-name="Object_20_with_20_no_20_fill_20_and_20_no_20_line_5f_2_5f_1">
      <style:graphic-properties draw:textarea-horizontal-align="center" draw:textarea-vertical-align="middle" draw:ole-draw-aspect="1" style:protect="size"/>
    </style:style>
    <style:style style:name="gr10" style:family="graphic" style:parent-style-name="Object_20_with_20_no_20_fill_20_and_20_no_20_line_5f_3">
      <style:graphic-properties draw:textarea-horizontal-align="center" draw:textarea-vertical-align="middle" draw:ole-draw-aspect="1" style:protect="size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699cm" fo:min-width="3.5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15" style:family="graphic" style:parent-style-name="standard">
      <style:graphic-properties draw:textarea-horizontal-align="justify" draw:textarea-vertical-align="middle" draw:auto-grow-height="false" fo:min-height="0.799cm" fo:min-width="3.5cm"/>
    </style:style>
    <style:style style:name="gr16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17" style:family="graphic" style:parent-style-name="objectwithoutfill">
      <style:graphic-properties draw:marker-end="Arrow" draw:fill="none" draw:textarea-vertical-align="middle"/>
    </style:style>
    <style:style style:name="gr18" style:family="graphic" style:parent-style-name="standard">
      <style:graphic-properties svg:stroke-color="#000000" draw:marker-end="Arrow" draw:textarea-vertical-align="middle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36cm" fo:min-width="0.386cm" fo:padding-top="0.142cm" fo:padding-bottom="0.142cm" fo:padding-left="0.267cm" fo:padding-right="0.267cm"/>
    </style:style>
    <style:style style:name="gr20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3.75cm" fo:min-width="1.5cm"/>
    </style:style>
    <style:style style:name="gr21" style:family="graphic" style:parent-style-name="standard">
      <style:graphic-properties draw:textarea-horizontal-align="justify" draw:textarea-vertical-align="middle" draw:auto-grow-height="false" fo:min-height="0.85cm" fo:min-width="3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oppan Bunkyu Midashi Gothic" fo:font-size="12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style:font-name="Toppan Bunkyu Midashi Gothic" fo:font-size="12pt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color="#000000"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color="#000000" fo:font-size="12pt" style:font-size-asian="12pt" style:font-size-complex="12pt"/>
    </style:style>
    <style:style style:name="T1" style:family="text">
      <style:text-properties style:font-name="Toppan Bunkyu Midashi Gothic" fo:font-size="12pt" fo:font-weight="bold" style:font-weight-asian="bold" style:font-weight-complex="bold"/>
    </style:style>
    <style:style style:name="T2" style:family="text">
      <style:text-properties style:font-name="Toppan Bunkyu Midashi Gothic" fo:font-size="12pt" fo:font-weight="bold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0.7cm" svg:height="0.7cm" svg:x="6.7cm" svg:y="6.8cm">
          <text:p text:style-name="P1"><text:span text:style-name="T1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7" draw:id="id7" draw:layer="layout" svg:width="0.7cm" svg:height="0.7cm" svg:x="8.8cm" svg:y="4.9cm">
          <text:p text:style-name="P1"><text:span text:style-name="T2">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cm" svg:height="0.7cm" svg:x="6.7cm" svg:y="3.4cm">
          <text:p text:style-name="P1"><text:span text:style-name="T1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8" draw:id="id8" draw:layer="layout" svg:width="0.7cm" svg:height="0.7cm" svg:x="12.1cm" svg:y="4.9cm">
          <text:p text:style-name="P1"><text:span text:style-name="T2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5.1cm" svg:y1="4.555cm" svg:x2="6.802cm" svg:y2="3.998cm" draw:start-shape="id1" draw:start-glue-point="1" draw:end-shape="id2" draw:end-glue-point="7" svg:d="M5100 4555l1702-557" svg:viewBox="0 0 1703 558">
          <text:p/>
        </draw:connector>
        <draw:connector draw:style-name="gr2" draw:text-style-name="P4" draw:layer="layout" draw:type="line" svg:x1="5.1cm" svg:y1="2.935cm" svg:x2="6.802cm" svg:y2="3.502cm" draw:start-shape="id3" draw:start-glue-point="1" draw:end-shape="id2" draw:end-glue-point="5" svg:d="M5100 2935l1702 567" svg:viewBox="0 0 1703 568">
          <text:p/>
        </draw:connector>
        <draw:connector draw:style-name="gr2" draw:text-style-name="P4" draw:layer="layout" draw:type="line" svg:x1="5.1cm" svg:y1="6.545cm" svg:x2="6.802cm" svg:y2="6.902cm" draw:start-shape="id4" draw:start-glue-point="1" draw:end-shape="id5" draw:end-glue-point="5" svg:d="M5100 6545l1702 357" svg:viewBox="0 0 1703 358">
          <text:p/>
        </draw:connector>
        <draw:connector draw:style-name="gr2" draw:text-style-name="P4" draw:layer="layout" draw:type="line" svg:x1="5.2cm" svg:y1="8.035cm" svg:x2="6.802cm" svg:y2="7.398cm" draw:start-shape="id6" draw:start-glue-point="1" draw:end-shape="id5" draw:end-glue-point="7" svg:d="M5200 8035l1602-637" svg:viewBox="0 0 1603 638">
          <text:p/>
        </draw:connector>
        <draw:connector draw:style-name="gr2" draw:text-style-name="P4" draw:layer="layout" draw:type="line" svg:x1="7.4cm" svg:y1="3.75cm" svg:x2="8.902cm" svg:y2="5.002cm" draw:start-shape="id2" draw:start-glue-point="10" draw:end-shape="id7" draw:end-glue-point="5" svg:d="M7400 3750l1502 1252" svg:viewBox="0 0 1503 1253">
          <text:p/>
        </draw:connector>
        <draw:connector draw:style-name="gr2" draw:text-style-name="P4" draw:layer="layout" draw:type="line" svg:x1="7.4cm" svg:y1="7.15cm" svg:x2="8.902cm" svg:y2="5.498cm" draw:start-shape="id5" draw:start-glue-point="10" draw:end-shape="id7" draw:end-glue-point="7" svg:d="M7400 7150l1502-1652" svg:viewBox="0 0 1503 1653">
          <text:p/>
        </draw:connector>
        <draw:connector draw:style-name="gr2" draw:text-style-name="P4" draw:layer="layout" draw:type="line" svg:x1="9.5cm" svg:y1="5.25cm" svg:x2="12.1cm" svg:y2="5.25cm" draw:start-shape="id7" draw:start-glue-point="10" draw:end-shape="id8" draw:end-glue-point="6" svg:d="M9500 5250h2600" svg:viewBox="0 0 2601 1">
          <text:p/>
        </draw:connector>
        <draw:connector draw:style-name="gr2" draw:text-style-name="P4" draw:layer="layout" draw:type="line" svg:x1="9.4cm" svg:y1="7.865cm" svg:x2="12.202cm" svg:y2="5.498cm" draw:start-shape="id9" draw:start-glue-point="1" draw:end-shape="id8" draw:end-glue-point="7" svg:d="M9400 7865l2802-2367" svg:viewBox="0 0 2803 2368">
          <text:p/>
        </draw:connector>
        <draw:connector draw:style-name="gr2" draw:text-style-name="P4" draw:layer="layout" draw:type="line" svg:x1="12.8cm" svg:y1="5.25cm" svg:x2="16.229cm" svg:y2="5.235cm" draw:start-shape="id8" draw:start-glue-point="10" draw:end-shape="id10" draw:end-glue-point="3" svg:d="M12800 5250l3429-15" svg:viewBox="0 0 3430 16">
          <text:p/>
        </draw:connector>
        <draw:frame draw:style-name="gr3" draw:text-style-name="P1" xml:id="id1" draw:id="id1" draw:layer="layout" svg:width="0.563cm" svg:height="0.53cm" svg:x="4.537cm" svg:y="4.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" xml:id="id3" draw:id="id3" draw:layer="layout" svg:width="0.416cm" svg:height="0.47cm" svg:x="4.684cm" svg:y="2.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" draw:layer="layout" svg:width="0.822cm" svg:height="0.53cm" svg:x="7.978cm" svg:y="3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1" xml:id="id6" draw:id="id6" draw:layer="layout" svg:width="0.567cm" svg:height="0.53cm" svg:x="4.633cm" svg:y="7.7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1" xml:id="id4" draw:id="id4" draw:layer="layout" svg:width="0.42cm" svg:height="0.47cm" svg:x="4.68cm" svg:y="6.3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1" draw:layer="layout" svg:width="0.83cm" svg:height="0.53cm" svg:x="7.4cm" svg:y="5.8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" xml:id="id9" draw:id="id9" draw:layer="layout" svg:width="0.445cm" svg:height="0.47cm" svg:x="8.955cm" svg:y="7.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" draw:layer="layout" svg:width="1.739cm" svg:height="0.53cm" svg:x="9.761cm" svg:y="4.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1" draw:layer="layout" svg:width="2.667cm" svg:height="0.542cm" svg:x="12.933cm" svg:y="4.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" xml:id="id10" draw:id="id10" draw:layer="layout" svg:width="0.471cm" svg:height="0.47cm" svg:x="16.229cm" svg:y="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4" draw:text-style-name="P2" xml:id="id15" draw:id="id15" draw:layer="layout" svg:width="0.7cm" svg:height="0.7cm" svg:x="6.701cm" svg:y="14.8cm">
          <text:p text:style-name="P1"><text:span text:style-name="T1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" draw:id="id17" draw:layer="layout" svg:width="0.7cm" svg:height="0.7cm" svg:x="8.801cm" svg:y="12.9cm">
          <text:p text:style-name="P1"><text:span text:style-name="T2">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" draw:id="id12" draw:layer="layout" svg:width="0.7cm" svg:height="0.7cm" svg:x="6.701cm" svg:y="11.4cm">
          <text:p text:style-name="P1"><text:span text:style-name="T1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" draw:id="id18" draw:layer="layout" svg:width="0.7cm" svg:height="0.7cm" svg:x="12.101cm" svg:y="12.9cm">
          <text:p text:style-name="P1"><text:span text:style-name="T2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.101cm" svg:y1="12.555cm" svg:x2="6.803cm" svg:y2="11.998cm" draw:start-shape="id11" draw:start-glue-point="1" draw:end-shape="id12" draw:end-glue-point="7" svg:d="M5101 12555l1702-557" svg:viewBox="0 0 1703 558">
          <text:p/>
        </draw:connector>
        <draw:connector draw:style-name="gr5" draw:text-style-name="P4" draw:layer="layout" draw:type="line" svg:x1="5.101cm" svg:y1="10.935cm" svg:x2="6.803cm" svg:y2="11.502cm" draw:start-shape="id13" draw:start-glue-point="1" draw:end-shape="id12" draw:end-glue-point="5" svg:d="M5101 10935l1702 567" svg:viewBox="0 0 1703 568">
          <text:p/>
        </draw:connector>
        <draw:connector draw:style-name="gr5" draw:text-style-name="P4" draw:layer="layout" draw:type="line" svg:x1="5.101cm" svg:y1="14.545cm" svg:x2="6.803cm" svg:y2="14.902cm" draw:start-shape="id14" draw:start-glue-point="1" draw:end-shape="id15" draw:end-glue-point="5" svg:d="M5101 14545l1702 357" svg:viewBox="0 0 1703 358">
          <text:p/>
        </draw:connector>
        <draw:connector draw:style-name="gr5" draw:text-style-name="P4" draw:layer="layout" draw:type="line" svg:x1="5.201cm" svg:y1="16.035cm" svg:x2="6.803cm" svg:y2="15.398cm" draw:start-shape="id16" draw:start-glue-point="1" draw:end-shape="id15" draw:end-glue-point="7" svg:d="M5201 16035l1602-637" svg:viewBox="0 0 1603 638">
          <text:p/>
        </draw:connector>
        <draw:connector draw:style-name="gr5" draw:text-style-name="P4" draw:layer="layout" draw:type="line" svg:x1="7.401cm" svg:y1="11.75cm" svg:x2="8.903cm" svg:y2="13.002cm" draw:start-shape="id12" draw:start-glue-point="10" draw:end-shape="id17" draw:end-glue-point="5" svg:d="M7401 11750l1502 1252" svg:viewBox="0 0 1503 1253">
          <text:p/>
        </draw:connector>
        <draw:connector draw:style-name="gr5" draw:text-style-name="P4" draw:layer="layout" draw:type="line" svg:x1="7.401cm" svg:y1="15.15cm" svg:x2="8.903cm" svg:y2="13.498cm" draw:start-shape="id15" draw:start-glue-point="10" draw:end-shape="id17" draw:end-glue-point="7" svg:d="M7401 15150l1502-1652" svg:viewBox="0 0 1503 1653">
          <text:p/>
        </draw:connector>
        <draw:connector draw:style-name="gr5" draw:text-style-name="P4" draw:layer="layout" draw:type="line" svg:x1="9.501cm" svg:y1="13.25cm" svg:x2="12.101cm" svg:y2="13.25cm" draw:start-shape="id17" draw:start-glue-point="10" draw:end-shape="id18" draw:end-glue-point="6" svg:d="M9501 13250h2600" svg:viewBox="0 0 2601 1">
          <text:p/>
        </draw:connector>
        <draw:connector draw:style-name="gr5" draw:text-style-name="P4" draw:layer="layout" draw:type="line" svg:x1="9.401cm" svg:y1="15.865cm" svg:x2="12.203cm" svg:y2="13.498cm" draw:start-shape="id19" draw:start-glue-point="1" draw:end-shape="id18" draw:end-glue-point="7" svg:d="M9401 15865l2802-2367" svg:viewBox="0 0 2803 2368">
          <text:p/>
        </draw:connector>
        <draw:connector draw:style-name="gr5" draw:text-style-name="P4" draw:layer="layout" draw:type="line" svg:x1="12.801cm" svg:y1="13.25cm" svg:x2="16.23cm" svg:y2="13.235cm" draw:start-shape="id18" draw:start-glue-point="10" draw:end-shape="id20" draw:end-glue-point="3" svg:d="M12801 13250l3429-15" svg:viewBox="0 0 3430 16">
          <text:p/>
        </draw:connector>
        <draw:frame draw:style-name="gr6" draw:text-style-name="P1" xml:id="id11" draw:id="id11" draw:layer="layout" svg:width="0.563cm" svg:height="0.53cm" svg:x="4.538cm" svg:y="12.2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" draw:text-style-name="P1" xml:id="id13" draw:id="id13" draw:layer="layout" svg:width="0.416cm" svg:height="0.47cm" svg:x="4.685cm" svg:y="10.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" draw:text-style-name="P1" draw:layer="layout" svg:width="0.822cm" svg:height="0.53cm" svg:x="7.979cm" svg:y="11.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" draw:text-style-name="P1" xml:id="id16" draw:id="id16" draw:layer="layout" svg:width="0.567cm" svg:height="0.53cm" svg:x="4.634cm" svg:y="15.7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1" xml:id="id14" draw:id="id14" draw:layer="layout" svg:width="0.42cm" svg:height="0.47cm" svg:x="4.681cm" svg:y="14.3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" draw:text-style-name="P1" draw:layer="layout" svg:width="0.83cm" svg:height="0.53cm" svg:x="7.671cm" svg:y="13.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6" draw:text-style-name="P1" xml:id="id19" draw:id="id19" draw:layer="layout" svg:width="0.445cm" svg:height="0.47cm" svg:x="8.956cm" svg:y="15.6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1" draw:layer="layout" svg:width="1.739cm" svg:height="0.53cm" svg:x="9.762cm" svg:y="12.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6" draw:text-style-name="P1" draw:layer="layout" svg:width="2.667cm" svg:height="0.542cm" svg:x="12.934cm" svg:y="12.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" draw:text-style-name="P1" xml:id="id20" draw:id="id20" draw:layer="layout" svg:width="0.471cm" svg:height="0.47cm" svg:x="16.23cm" svg:y="1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1" draw:layer="layout" svg:width="0.411cm" svg:height="0.47cm" svg:x="14.401cm" svg:y="13.3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" draw:text-style-name="P1" draw:layer="layout" svg:width="1.739cm" svg:height="0.53cm" svg:x="10.962cm" svg:y="14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6" draw:text-style-name="P1" draw:layer="layout" svg:width="0.445cm" svg:height="0.47cm" svg:x="10.501cm" svg:y="13.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6" draw:text-style-name="P1" draw:layer="layout" svg:width="0.445cm" svg:height="0.47cm" svg:x="8.056cm" svg:y="14.3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6" draw:text-style-name="P1" draw:layer="layout" svg:width="0.445cm" svg:height="0.47cm" svg:x="7.956cm" svg:y="12.4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6" draw:text-style-name="P1" draw:layer="layout" svg:width="0.851cm" svg:height="0.53cm" svg:x="5.801cm" svg:y="11.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6" draw:text-style-name="P1" draw:layer="layout" svg:width="0.428cm" svg:height="0.47cm" svg:x="5.75cm" svg:y="12.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6" draw:text-style-name="P1" draw:layer="layout" svg:width="0.855cm" svg:height="0.53cm" svg:x="5.75cm" svg:y="14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" draw:text-style-name="P1" draw:layer="layout" svg:width="0.623cm" svg:height="0.47cm" svg:x="5.75cm" svg:y="15.7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7" draw:text-style-name="P2" xml:id="id25" draw:id="id25" draw:layer="layout" svg:width="0.7cm" svg:height="0.7cm" svg:x="6.701cm" svg:y="23.2cm">
          <text:p text:style-name="P1"><text:span text:style-name="T1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9" draw:id="id29" draw:layer="layout" svg:width="0.7cm" svg:height="0.7cm" svg:x="13.101cm" svg:y="21.5cm">
          <text:p text:style-name="P1"><text:span text:style-name="T2">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2" draw:id="id22" draw:layer="layout" svg:width="0.7cm" svg:height="0.7cm" svg:x="6.701cm" svg:y="19.8cm">
          <text:p text:style-name="P1"><text:span text:style-name="T1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0" draw:id="id30" draw:layer="layout" svg:width="0.7cm" svg:height="0.7cm" svg:x="16.001cm" svg:y="21.5cm">
          <text:p text:style-name="P1"><text:span text:style-name="T2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5.101cm" svg:y1="20.955cm" svg:x2="6.803cm" svg:y2="20.398cm" draw:start-shape="id21" draw:start-glue-point="1" draw:end-shape="id22" draw:end-glue-point="7" svg:d="M5101 20955l1702-557" svg:viewBox="0 0 1703 558">
          <text:p/>
        </draw:connector>
        <draw:connector draw:style-name="gr8" draw:text-style-name="P4" draw:layer="layout" draw:type="line" svg:x1="5.101cm" svg:y1="19.335cm" svg:x2="6.803cm" svg:y2="19.902cm" draw:start-shape="id23" draw:start-glue-point="1" draw:end-shape="id22" draw:end-glue-point="5" svg:d="M5101 19335l1702 567" svg:viewBox="0 0 1703 568">
          <text:p/>
        </draw:connector>
        <draw:connector draw:style-name="gr8" draw:text-style-name="P4" draw:layer="layout" draw:type="line" svg:x1="5.101cm" svg:y1="22.945cm" svg:x2="6.803cm" svg:y2="23.302cm" draw:start-shape="id24" draw:start-glue-point="1" draw:end-shape="id25" draw:end-glue-point="5" svg:d="M5101 22945l1702 357" svg:viewBox="0 0 1703 358">
          <text:p/>
        </draw:connector>
        <draw:connector draw:style-name="gr8" draw:text-style-name="P4" draw:layer="layout" draw:type="line" svg:x1="5.201cm" svg:y1="24.435cm" svg:x2="6.803cm" svg:y2="23.798cm" draw:start-shape="id26" draw:start-glue-point="1" draw:end-shape="id25" draw:end-glue-point="7" svg:d="M5201 24435l1602-637" svg:viewBox="0 0 1603 638">
          <text:p/>
        </draw:connector>
        <draw:connector draw:style-name="gr8" draw:text-style-name="P4" draw:layer="layout" draw:type="line" svg:x1="7.401cm" svg:y1="20.15cm" svg:x2="9.001cm" svg:y2="20.171cm" draw:start-shape="id22" draw:start-glue-point="10" draw:end-shape="id27" svg:d="M7401 20150l1600 21" svg:viewBox="0 0 1601 22">
          <text:p/>
        </draw:connector>
        <draw:connector draw:style-name="gr8" draw:text-style-name="P4" draw:layer="layout" draw:type="line" svg:x1="7.401cm" svg:y1="23.55cm" svg:x2="9.001cm" svg:y2="23.529cm" draw:start-shape="id25" draw:start-glue-point="10" draw:end-shape="id28" draw:end-glue-point="3" svg:d="M7401 23550l1600-21" svg:viewBox="0 0 1601 22">
          <text:p/>
        </draw:connector>
        <draw:connector draw:style-name="gr8" draw:text-style-name="P4" draw:layer="layout" draw:type="line" svg:x1="13.801cm" svg:y1="21.85cm" svg:x2="16.001cm" svg:y2="21.85cm" draw:start-shape="id29" draw:start-glue-point="10" draw:end-shape="id30" draw:end-glue-point="6" svg:d="M13801 21850h2200" svg:viewBox="0 0 2201 1">
          <text:p/>
        </draw:connector>
        <draw:connector draw:style-name="gr8" draw:text-style-name="P4" draw:layer="layout" draw:type="line" svg:x1="14.646cm" svg:y1="23.735cm" svg:x2="16.103cm" svg:y2="22.098cm" draw:start-shape="id31" draw:start-glue-point="1" draw:end-shape="id30" draw:end-glue-point="7" svg:d="M14646 23735l1457-1637" svg:viewBox="0 0 1458 1638">
          <text:p/>
        </draw:connector>
        <draw:connector draw:style-name="gr8" draw:text-style-name="P4" draw:layer="layout" draw:type="line" svg:x1="16.701cm" svg:y1="21.85cm" svg:x2="18.93cm" svg:y2="21.865cm" draw:start-shape="id30" draw:start-glue-point="10" draw:end-shape="id32" draw:end-glue-point="3" svg:d="M16701 21850l2229 15" svg:viewBox="0 0 2230 16">
          <text:p/>
        </draw:connector>
        <draw:frame draw:style-name="gr9" draw:text-style-name="P1" xml:id="id21" draw:id="id21" draw:layer="layout" svg:width="0.563cm" svg:height="0.53cm" svg:x="4.538cm" svg:y="20.6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9" draw:text-style-name="P1" xml:id="id23" draw:id="id23" draw:layer="layout" svg:width="0.416cm" svg:height="0.47cm" svg:x="4.685cm" svg:y="19.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9" draw:text-style-name="P1" draw:layer="layout" svg:width="0.822cm" svg:height="0.53cm" svg:x="7.979cm" svg:y="19.5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9" draw:text-style-name="P1" xml:id="id26" draw:id="id26" draw:layer="layout" svg:width="0.567cm" svg:height="0.53cm" svg:x="4.634cm" svg:y="24.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9" draw:text-style-name="P1" xml:id="id24" draw:id="id24" draw:layer="layout" svg:width="0.42cm" svg:height="0.47cm" svg:x="4.681cm" svg:y="22.7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9" draw:text-style-name="P1" draw:layer="layout" svg:width="0.83cm" svg:height="0.53cm" svg:x="7.871cm" svg:y="2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9" draw:text-style-name="P1" xml:id="id31" draw:id="id31" draw:layer="layout" svg:width="0.445cm" svg:height="0.47cm" svg:x="14.201cm" svg:y="23.5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9" draw:text-style-name="P1" draw:layer="layout" svg:width="2.587cm" svg:height="0.542cm" svg:x="13.714cm" svg:y="20.9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9" draw:text-style-name="P1" xml:id="id32" draw:id="id32" draw:layer="layout" svg:width="0.471cm" svg:height="0.47cm" svg:x="18.93cm" svg:y="21.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0" draw:text-style-name="P1" draw:layer="layout" svg:width="0.411cm" svg:height="0.47cm" svg:x="17.69cm" svg:y="21.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9" draw:text-style-name="P1" draw:layer="layout" svg:width="0.445cm" svg:height="0.47cm" svg:x="14.601cm" svg:y="21.9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9" draw:text-style-name="P1" draw:layer="layout" svg:width="0.445cm" svg:height="0.47cm" svg:x="12.701cm" svg:y="22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9" draw:text-style-name="P1" draw:layer="layout" svg:width="0.445cm" svg:height="0.47cm" svg:x="12.401cm" svg:y="20.8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9" draw:text-style-name="P1" draw:layer="layout" svg:width="0.563cm" svg:height="0.53cm" svg:x="5.638cm" svg:y="19.57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9" draw:text-style-name="P1" draw:layer="layout" svg:width="0.416cm" svg:height="0.47cm" svg:x="5.701cm" svg:y="20.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9" draw:text-style-name="P1" draw:layer="layout" svg:width="0.567cm" svg:height="0.53cm" svg:x="5.634cm" svg:y="23.07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9" draw:text-style-name="P1" draw:layer="layout" svg:width="0.42cm" svg:height="0.47cm" svg:x="5.901cm" svg:y="24.1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3" draw:text-style-name="P1" xml:id="id27" draw:id="id27" draw:layer="layout" svg:width="1.254cm" svg:height="0.542cm" svg:x="9.001cm" svg:y="19.9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3" draw:text-style-name="P1" xml:id="id28" draw:id="id28" draw:layer="layout" svg:width="1.262cm" svg:height="0.542cm" svg:x="9.001cm" svg:y="23.25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3" draw:text-style-name="P1" xml:id="id33" draw:id="id33" draw:layer="layout" svg:width="1.254cm" svg:height="0.542cm" svg:x="11.001cm" svg:y="19.9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3" draw:text-style-name="P1" xml:id="id34" draw:id="id34" draw:layer="layout" svg:width="1.262cm" svg:height="0.542cm" svg:x="10.993cm" svg:y="23.258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onnector draw:style-name="gr11" draw:text-style-name="P4" draw:layer="layout" draw:type="line" svg:x1="12.255cm" svg:y1="20.171cm" svg:x2="13.203cm" svg:y2="21.602cm" draw:start-shape="id33" draw:start-glue-point="1" draw:end-shape="id29" draw:end-glue-point="5" svg:d="M12255 20171l948 1431" svg:viewBox="0 0 949 1432">
          <text:p/>
        </draw:connector>
        <draw:connector draw:style-name="gr12" draw:text-style-name="P4" draw:layer="layout" draw:type="line" svg:x1="12.255cm" svg:y1="23.529cm" svg:x2="13.203cm" svg:y2="22.098cm" draw:start-shape="id34" draw:start-glue-point="1" draw:end-shape="id29" draw:end-glue-point="7" svg:d="M12255 23529l948-1431" svg:viewBox="0 0 949 1432">
          <text:p/>
        </draw:connector>
        <draw:frame draw:style-name="gr10" draw:text-style-name="P1" draw:layer="layout" svg:width="0.411cm" svg:height="0.47cm" svg:x="8.19cm" svg:y="20.23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0" draw:text-style-name="P1" draw:layer="layout" svg:width="0.411cm" svg:height="0.47cm" svg:x="8.191cm" svg:y="23.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9" draw:text-style-name="P1" draw:layer="layout" svg:width="3.175cm" svg:height="0.542cm" svg:x="16.514cm" svg:y="20.9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9" draw:text-style-name="P1" draw:layer="layout" svg:width="2.587cm" svg:height="0.542cm" svg:x="15.401cm" svg:y="2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</draw:page>
      <draw:page draw:name="page2" draw:style-name="dp1" draw:master-page-name="Default">
        <draw:frame draw:style-name="gr3" draw:text-style-name="P1" xml:id="id35" draw:id="id35" draw:layer="layout" svg:width="0.534cm" svg:height="0.47cm" svg:x="2cm" svg:y="3.7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custom-shape draw:style-name="gr13" draw:text-style-name="P1" xml:id="id36" draw:id="id36" draw:layer="layout" svg:width="4cm" svg:height="0.949cm" draw:transform="rotate (1.5707963267949) translate (3.851cm 6cm)">
          <text:p text:style-name="P1">Affi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line" svg:x1="2.534cm" svg:y1="3.965cm" svg:x2="3.851cm" svg:y2="4cm" draw:start-shape="id35" draw:start-glue-point="1" draw:end-shape="id36" svg:d="M2534 3965l1317 35" svg:viewBox="0 0 1318 36">
          <text:p/>
        </draw:connector>
        <draw:custom-shape draw:style-name="gr14" draw:text-style-name="P1" xml:id="id39" draw:id="id39" draw:layer="layout" svg:width="4cm" svg:height="1cm" draw:transform="rotate (1.5707963267949) translate (5.8cm 6cm)">
          <text:p text:style-name="P1">Sigmo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40" draw:id="id40" draw:layer="layout" svg:width="4cm" svg:height="1cm" draw:transform="rotate (1.5707963267949) translate (7.8cm 6cm)">
          <text:p text:style-name="P1">Aff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41" draw:id="id41" draw:layer="layout" svg:width="4cm" svg:height="1.049cm" draw:transform="rotate (1.5707963267949) translate (9.751cm 6cm)">
          <text:p text:style-name="P1">Sigmo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42" draw:id="id42" draw:layer="layout" svg:width="4cm" svg:height="1cm" draw:transform="rotate (1.5707963267949) translate (11.8cm 6cm)">
          <text:p text:style-name="P1">Aff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43" draw:id="id43" draw:layer="layout" svg:width="4cm" svg:height="1cm" draw:transform="rotate (1.5707963267949) translate (13.8cm 6cm)">
          <text:p text:style-name="P1">Softma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37" draw:id="id37" draw:layer="layout" svg:width="4cm" svg:height="1cm" draw:transform="rotate (1.5707963267949) translate (15.8cm 6cm)">
          <text:p text:style-name="P1">LossFunc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xml:id="id38" draw:id="id38" draw:layer="layout" svg:width="0.466cm" svg:height="0.47cm" svg:x="18.034cm" svg:y="3.7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connector draw:style-name="gr2" draw:text-style-name="P4" draw:layer="layout" draw:type="line" svg:x1="16.8cm" svg:y1="4cm" svg:x2="18.034cm" svg:y2="3.965cm" draw:start-shape="id37" draw:start-glue-point="2" draw:end-shape="id38" draw:end-glue-point="3" svg:d="M16800 4000l1234-35" svg:viewBox="0 0 1235 36">
          <text:p/>
        </draw:connector>
        <draw:connector draw:style-name="gr2" draw:text-style-name="P4" draw:layer="layout" draw:type="line" svg:x1="6.8cm" svg:y1="4cm" svg:x2="7.8cm" svg:y2="4cm" draw:start-shape="id39" draw:start-glue-point="2" draw:end-shape="id40" svg:d="M6800 4000h1000" svg:viewBox="0 0 1001 1">
          <text:p/>
        </draw:connector>
        <draw:connector draw:style-name="gr2" draw:text-style-name="P4" draw:layer="layout" draw:type="line" svg:x1="10.8cm" svg:y1="4cm" svg:x2="11.8cm" svg:y2="4cm" draw:start-shape="id41" draw:start-glue-point="2" draw:end-shape="id42" draw:end-glue-point="0" svg:d="M10800 4000h1000" svg:viewBox="0 0 1001 1">
          <text:p/>
        </draw:connector>
        <draw:connector draw:style-name="gr2" draw:text-style-name="P4" draw:layer="layout" draw:type="line" svg:x1="12.8cm" svg:y1="4cm" svg:x2="13.8cm" svg:y2="4cm" draw:start-shape="id42" draw:start-glue-point="2" draw:end-shape="id43" draw:end-glue-point="0" svg:d="M12800 4000h1000" svg:viewBox="0 0 1001 1">
          <text:p/>
        </draw:connector>
        <draw:connector draw:style-name="gr2" draw:text-style-name="P4" draw:layer="layout" draw:type="line" svg:x1="4.8cm" svg:y1="4cm" svg:x2="5.8cm" svg:y2="4cm" draw:start-shape="id36" draw:start-glue-point="2" draw:end-shape="id39" draw:end-glue-point="0" svg:d="M4800 4000h1000" svg:viewBox="0 0 1001 1">
          <text:p/>
        </draw:connector>
        <draw:connector draw:style-name="gr2" draw:text-style-name="P4" draw:layer="layout" draw:type="line" svg:x1="8.8cm" svg:y1="4cm" svg:x2="9.751cm" svg:y2="4cm" draw:start-shape="id40" draw:start-glue-point="2" draw:end-shape="id41" draw:end-glue-point="0" svg:d="M8800 4000h951" svg:viewBox="0 0 952 1">
          <text:p/>
        </draw:connector>
        <draw:connector draw:style-name="gr2" draw:text-style-name="P4" draw:layer="layout" draw:type="line" svg:x1="14.8cm" svg:y1="4cm" svg:x2="15.8cm" svg:y2="4cm" draw:start-shape="id43" draw:start-glue-point="2" draw:end-shape="id37" draw:end-glue-point="0" svg:d="M14800 4000h1000" svg:viewBox="0 0 1001 1">
          <text:p/>
        </draw:connector>
        <draw:custom-shape draw:style-name="gr16" draw:text-style-name="P5" xml:id="id44" draw:id="id44" draw:layer="layout" svg:width="2cm" svg:height="2cm" svg:x="4cm" svg:y="9cm">
          <text:p text:style-name="P1"><text:span text:style-name="T3">Aff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45" draw:id="id45" draw:layer="layout" svg:width="2cm" svg:height="2cm" svg:x="7cm" svg:y="9cm">
          <text:p text:style-name="P1"><text:span text:style-name="T3">Sigm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type="line" svg:x1="6cm" svg:y1="10cm" svg:x2="7cm" svg:y2="10cm" draw:start-shape="id44" draw:start-glue-point="10" draw:end-shape="id45" draw:end-glue-point="6" svg:d="M6000 10000h1000" svg:viewBox="0 0 1001 1">
          <text:p/>
        </draw:connector>
        <draw:frame draw:style-name="gr3" draw:text-style-name="P1" xml:id="id46" draw:id="id46" draw:layer="layout" svg:width="0.534cm" svg:height="0.47cm" svg:x="2cm" svg:y="9.7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connector draw:style-name="gr17" draw:text-style-name="P4" draw:layer="layout" draw:type="line" svg:x1="2.534cm" svg:y1="9.995cm" svg:x2="4cm" svg:y2="10cm" draw:start-shape="id46" draw:start-glue-point="1" draw:end-shape="id44" draw:end-glue-point="6" svg:d="M2534 9995l1466 5" svg:viewBox="0 0 1467 6">
          <text:p/>
        </draw:connector>
        <draw:frame draw:style-name="gr3" draw:text-style-name="P1" xml:id="id47" draw:id="id47" draw:layer="layout" svg:width="0.733cm" svg:height="0.528cm" svg:x="3cm" svg:y="7.97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" draw:text-style-name="P1" xml:id="id48" draw:id="id48" draw:layer="layout" svg:width="0.619cm" svg:height="0.528cm" svg:x="2.981cm" svg:y="11.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onnector draw:style-name="gr17" draw:text-style-name="P4" draw:layer="layout" draw:type="line" svg:x1="3.366cm" svg:y1="8.5cm" svg:x2="4.293cm" svg:y2="9.293cm" draw:start-shape="id47" draw:start-glue-point="2" draw:end-shape="id44" draw:end-glue-point="5" svg:d="M3366 8500l927 793" svg:viewBox="0 0 928 794">
          <text:p/>
        </draw:connector>
        <draw:connector draw:style-name="gr17" draw:text-style-name="P4" draw:layer="layout" draw:type="line" svg:x1="3.29cm" svg:y1="11.5cm" svg:x2="4.293cm" svg:y2="10.707cm" draw:start-shape="id48" draw:start-glue-point="0" draw:end-shape="id44" draw:end-glue-point="7" svg:d="M3290 11500l1003-793" svg:viewBox="0 0 1004 794">
          <text:p/>
        </draw:connector>
        <draw:frame draw:style-name="gr3" draw:text-style-name="P1" draw:layer="layout" svg:width="0.606cm" svg:height="0.528cm" svg:x="9cm" svg:y="9.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" draw:text-style-name="P1" draw:layer="layout" svg:width="0.656cm" svg:height="0.528cm" svg:x="6cm" svg:y="9.47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custom-shape draw:style-name="gr16" draw:text-style-name="P5" xml:id="id49" draw:id="id49" draw:layer="layout" svg:width="2cm" svg:height="2cm" svg:x="10cm" svg:y="9cm">
          <text:p text:style-name="P1"><text:span text:style-name="T3">Aff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type="line" svg:x1="9cm" svg:y1="10cm" svg:x2="10cm" svg:y2="10cm" draw:start-shape="id45" draw:start-glue-point="10" draw:end-shape="id49" draw:end-glue-point="6" svg:d="M9000 10000h1000" svg:viewBox="0 0 1001 1">
          <text:p/>
        </draw:connector>
        <draw:custom-shape draw:style-name="gr16" draw:text-style-name="P5" xml:id="id50" draw:id="id50" draw:layer="layout" svg:width="2cm" svg:height="2cm" svg:x="13cm" svg:y="9cm">
          <text:p text:style-name="P1"><text:span text:style-name="T3">Sigm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type="line" svg:x1="12cm" svg:y1="10cm" svg:x2="13cm" svg:y2="10cm" draw:start-shape="id49" draw:start-glue-point="10" draw:end-shape="id50" draw:end-glue-point="6" svg:d="M12000 10000h1000" svg:viewBox="0 0 1001 1">
          <text:p/>
        </draw:connector>
        <draw:frame draw:style-name="gr3" draw:text-style-name="P1" draw:layer="layout" svg:width="0.66cm" svg:height="0.528cm" svg:x="12.044cm" svg:y="9.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" draw:text-style-name="P1" draw:layer="layout" svg:width="0.61cm" svg:height="0.528cm" svg:x="15cm" svg:y="9.472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" draw:text-style-name="P1" xml:id="id51" draw:id="id51" draw:layer="layout" svg:width="0.737cm" svg:height="0.528cm" svg:x="9cm" svg:y="8.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" draw:text-style-name="P1" xml:id="id52" draw:id="id52" draw:layer="layout" svg:width="0.623cm" svg:height="0.528cm" svg:x="9cm" svg:y="11.5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connector draw:style-name="gr17" draw:text-style-name="P4" draw:layer="layout" draw:type="line" svg:x1="9.368cm" svg:y1="8.628cm" svg:x2="10.293cm" svg:y2="9.293cm" draw:start-shape="id51" draw:start-glue-point="2" draw:end-shape="id49" draw:end-glue-point="5" svg:d="M9368 8628l925 665" svg:viewBox="0 0 926 666">
          <text:p/>
        </draw:connector>
        <draw:connector draw:style-name="gr17" draw:text-style-name="P4" draw:layer="layout" draw:type="line" svg:x1="9.311cm" svg:y1="11.5cm" svg:x2="10.293cm" svg:y2="10.707cm" draw:start-shape="id52" draw:start-glue-point="0" draw:end-shape="id49" draw:end-glue-point="7" svg:d="M9311 11500l982-793" svg:viewBox="0 0 983 794">
          <text:p/>
        </draw:connector>
        <draw:custom-shape draw:style-name="gr16" draw:text-style-name="P5" xml:id="id53" draw:id="id53" draw:layer="layout" svg:width="2cm" svg:height="2cm" svg:x="10cm" svg:y="14cm">
          <text:p text:style-name="P1"><text:span text:style-name="T3">Aff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54" draw:id="id54" draw:layer="layout" svg:width="2cm" svg:height="2cm" svg:x="13cm" svg:y="14cm">
          <text:p text:style-name="P1"><text:span text:style-name="T3">Softm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55" draw:id="id55" draw:layer="layout" svg:width="2cm" svg:height="2cm" svg:x="16cm" svg:y="14cm">
          <text:p text:style-name="P1"><text:span text:style-name="T3">Loss</text:span></text:p>
          <text:p text:style-name="P1"><text:span text:style-name="T3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line-skew="0.499cm 0cm -1.499cm" svg:x1="15cm" svg:y1="10cm" svg:x2="10cm" svg:y2="15cm" draw:start-shape="id50" draw:start-glue-point="10" draw:end-shape="id53" draw:end-glue-point="6" svg:d="M15000 10000h1000v2500h-8000v2500h2000" svg:viewBox="0 0 8001 5001">
          <text:p/>
        </draw:connector>
        <draw:connector draw:style-name="gr17" draw:text-style-name="P4" draw:layer="layout" draw:type="line" svg:x1="12cm" svg:y1="15cm" svg:x2="13cm" svg:y2="15cm" draw:start-shape="id53" draw:start-glue-point="10" draw:end-shape="id54" draw:end-glue-point="6" svg:d="M12000 15000h1000" svg:viewBox="0 0 1001 1">
          <text:p/>
        </draw:connector>
        <draw:frame draw:style-name="gr3" draw:text-style-name="P1" xml:id="id57" draw:id="id57" draw:layer="layout" svg:width="0.742cm" svg:height="0.528cm" svg:x="9cm" svg:y="1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1" xml:id="id58" draw:id="id58" draw:layer="layout" svg:width="0.628cm" svg:height="0.528cm" svg:x="9cm" svg:y="16.5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onnector draw:style-name="gr17" draw:text-style-name="P4" draw:layer="layout" draw:type="line" svg:x1="15cm" svg:y1="15cm" svg:x2="16cm" svg:y2="15cm" draw:start-shape="id54" draw:start-glue-point="10" draw:end-shape="id55" draw:end-glue-point="6" svg:d="M15000 15000h1000" svg:viewBox="0 0 1001 1">
          <text:p/>
        </draw:connector>
        <draw:frame draw:style-name="gr3" draw:text-style-name="P1" xml:id="id56" draw:id="id56" draw:layer="layout" svg:width="0.466cm" svg:height="0.47cm" svg:x="19.1cm" svg:y="14.77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onnector draw:style-name="gr17" draw:text-style-name="P4" draw:layer="layout" draw:type="line" svg:x1="18cm" svg:y1="15cm" svg:x2="19.1cm" svg:y2="15.007cm" draw:start-shape="id55" draw:start-glue-point="10" draw:end-shape="id56" draw:end-glue-point="3" svg:d="M18000 15000l1100 7" svg:viewBox="0 0 1101 8">
          <text:p/>
        </draw:connector>
        <draw:connector draw:style-name="gr17" draw:text-style-name="P4" draw:layer="layout" draw:type="line" svg:x1="9.371cm" svg:y1="13.528cm" svg:x2="10.293cm" svg:y2="14.293cm" draw:start-shape="id57" draw:start-glue-point="2" draw:end-shape="id53" draw:end-glue-point="5" svg:d="M9371 13528l922 765" svg:viewBox="0 0 923 766">
          <text:p/>
        </draw:connector>
        <draw:connector draw:style-name="gr17" draw:text-style-name="P4" draw:layer="layout" draw:type="line" svg:x1="9.314cm" svg:y1="16.5cm" svg:x2="10.293cm" svg:y2="15.707cm" draw:start-shape="id58" draw:start-glue-point="0" draw:end-shape="id53" draw:end-glue-point="7" svg:d="M9314 16500l979-793" svg:viewBox="0 0 980 794">
          <text:p/>
        </draw:connector>
        <draw:frame draw:style-name="gr3" draw:text-style-name="P1" draw:layer="layout" svg:width="0.665cm" svg:height="0.528cm" svg:x="12cm" svg:y="14.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" draw:text-style-name="P1" draw:layer="layout" svg:width="0.496cm" svg:height="0.47cm" svg:x="15cm" svg:y="14.472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</draw:page>
      <draw:page draw:name="page3" draw:style-name="dp1" draw:master-page-name="Default">
        <draw:custom-shape draw:style-name="gr1" draw:text-style-name="P3" xml:id="id60" draw:id="id60" draw:layer="layout" svg:width="0.7cm" svg:height="0.7cm" svg:x="4.9cm" svg:y="4cm">
          <text:p text:style-name="P1"><text:span text:style-name="T2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xml:id="id59" draw:id="id59" draw:layer="layout" svg:width="0.436cm" svg:height="0.47cm" svg:x="1.2cm" svg:y="4.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connector draw:style-name="gr17" draw:text-style-name="P4" draw:layer="layout" draw:type="line" svg:x1="1.636cm" svg:y1="4.335cm" svg:x2="4.9cm" svg:y2="4.35cm" draw:start-shape="id59" draw:start-glue-point="1" draw:end-shape="id60" draw:end-glue-point="6" svg:d="M1636 4335l3264 15" svg:viewBox="0 0 3265 16">
          <text:p/>
        </draw:connector>
        <draw:frame draw:style-name="gr3" draw:text-style-name="P1" xml:id="id61" draw:id="id61" draw:layer="layout" svg:width="0.758cm" svg:height="0.47cm" svg:x="3.242cm" svg:y="6.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onnector draw:style-name="gr17" draw:text-style-name="P4" draw:layer="layout" draw:type="line" svg:x1="4cm" svg:y1="6.735cm" svg:x2="5.002cm" svg:y2="4.598cm" draw:start-shape="id61" draw:start-glue-point="1" draw:end-shape="id60" draw:end-glue-point="7" svg:d="M4000 6735l1002-2137" svg:viewBox="0 0 1003 2138">
          <text:p/>
        </draw:connector>
        <draw:custom-shape draw:style-name="gr19" draw:text-style-name="P3" xml:id="id62" draw:id="id62" draw:layer="layout" svg:width="1.3cm" svg:height="1.3cm" svg:x="8.9cm" svg:y="3.7cm">
          <text:p text:style-name="P1"><text:span text:style-name="T2">ex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type="line" svg:x1="5.6cm" svg:y1="4.35cm" svg:x2="8.9cm" svg:y2="4.35cm" draw:start-shape="id60" draw:start-glue-point="10" draw:end-shape="id62" draw:end-glue-point="6" svg:d="M5600 4350h3300" svg:viewBox="0 0 3301 1">
          <text:p/>
        </draw:connector>
        <draw:custom-shape draw:style-name="gr1" draw:text-style-name="P3" xml:id="id63" draw:id="id63" draw:layer="layout" svg:width="0.7cm" svg:height="0.7cm" svg:x="12.855cm" svg:y="4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type="line" svg:x1="10.2cm" svg:y1="4.35cm" svg:x2="12.855cm" svg:y2="4.35cm" draw:start-shape="id62" draw:start-glue-point="10" draw:end-shape="id63" draw:end-glue-point="6" svg:d="M10200 4350h2655" svg:viewBox="0 0 2656 1">
          <text:p/>
        </draw:connector>
        <draw:frame draw:style-name="gr3" draw:text-style-name="P1" draw:layer="layout" svg:width="0.783cm" svg:height="0.47cm" svg:x="6.817cm" svg:y="3.9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" draw:text-style-name="P1" draw:layer="layout" svg:width="1.741cm" svg:height="0.513cm" svg:x="10.559cm" svg:y="3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1" xml:id="id64" draw:id="id64" draw:layer="layout" svg:width="0.411cm" svg:height="0.47cm" draw:transform="rotate (-0.00261799387799158) translate (11.589cm 6.529cm)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onnector draw:style-name="gr17" draw:text-style-name="P4" draw:layer="layout" draw:type="line" svg:x1="11.999cm" svg:y1="6.765cm" svg:x2="12.957cm" svg:y2="4.598cm" draw:start-shape="id64" draw:start-glue-point="1" draw:end-shape="id63" draw:end-glue-point="7" svg:d="M11999 6765l958-2167" svg:viewBox="0 0 959 2168">
          <text:p/>
        </draw:connector>
        <draw:custom-shape draw:style-name="gr1" draw:text-style-name="P3" xml:id="id65" draw:id="id65" draw:layer="layout" svg:width="0.7cm" svg:height="0.7cm" svg:x="15.855cm" svg:y="4cm">
          <text:p text:style-name="P1"><text:span text:style-name="T2">÷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type="line" svg:x1="13.555cm" svg:y1="4.35cm" svg:x2="15.855cm" svg:y2="4.35cm" draw:start-shape="id63" draw:start-glue-point="10" draw:end-shape="id65" draw:end-glue-point="6" svg:d="M13555 4350h2300" svg:viewBox="0 0 2301 1">
          <text:p/>
        </draw:connector>
        <draw:frame draw:style-name="gr3" draw:text-style-name="P1" draw:layer="layout" svg:width="2.247cm" svg:height="0.513cm" svg:x="13.555cm" svg:y="3.78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3" draw:text-style-name="P1" draw:layer="layout" svg:width="2.95cm" svg:height="1.046cm" svg:x="16.555cm" svg:y="3.15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onnector draw:style-name="gr17" draw:text-style-name="P4" draw:layer="layout" draw:type="line" svg:x1="16.555cm" svg:y1="4.35cm" svg:x2="19.7cm" svg:y2="4.332cm" draw:start-shape="id65" draw:start-glue-point="10" svg:d="M16555 4350l3145-18" svg:viewBox="0 0 3146 19">
          <text:p/>
        </draw:connector>
        <draw:frame draw:style-name="gr3" draw:text-style-name="P1" draw:layer="layout" svg:width="0.834cm" svg:height="1.003cm" svg:x="17.621cm" svg:y="4.397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3" draw:text-style-name="P1" draw:layer="layout" svg:width="1.612cm" svg:height="1.003cm" svg:x="13.809cm" svg:y="4.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3" draw:text-style-name="P1" draw:layer="layout" svg:width="3.175cm" svg:height="1.003cm" svg:x="5.7cm" svg:y="4.6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3" draw:text-style-name="P1" draw:layer="layout" svg:width="1.612cm" svg:height="1.003cm" svg:x="10.488cm" svg:y="4.40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3" draw:text-style-name="P1" draw:layer="layout" svg:width="2.832cm" svg:height="1.003cm" svg:x="1.768cm" svg:y="4.6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custom-shape draw:style-name="gr19" draw:text-style-name="P3" xml:id="id67" draw:id="id67" draw:layer="layout" svg:width="1.3cm" svg:height="1.3cm" svg:x="4cm" svg:y="10.7cm">
          <text:p text:style-name="P1"><text:span text:style-name="T2">ReL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xml:id="id66" draw:id="id66" draw:layer="layout" svg:width="0.436cm" svg:height="0.47cm" svg:x="1.564cm" svg:y="11.1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connector draw:style-name="gr17" draw:text-style-name="P4" draw:layer="layout" draw:type="line" svg:x1="2cm" svg:y1="11.335cm" svg:x2="4cm" svg:y2="11.35cm" draw:start-shape="id66" draw:start-glue-point="1" draw:end-shape="id67" draw:end-glue-point="6" svg:d="M2000 11335l2000 15" svg:viewBox="0 0 2001 16">
          <text:p/>
        </draw:connector>
        <draw:connector draw:style-name="gr17" draw:text-style-name="P4" draw:layer="layout" draw:type="line" svg:x1="5.3cm" svg:y1="11.385cm" svg:x2="7.3cm" svg:y2="11.4cm" svg:d="M5300 11385l2000 15" svg:viewBox="0 0 2001 16">
          <text:p/>
        </draw:connector>
        <draw:frame draw:style-name="gr3" draw:text-style-name="P1" draw:layer="layout" svg:width="1.067cm" svg:height="0.47cm" svg:x="5.6cm" svg:y="10.9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3" draw:text-style-name="P1" draw:layer="layout" svg:width="0.834cm" svg:height="1.003cm" svg:x="5.689cm" svg:y="11.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3" draw:text-style-name="P1" draw:layer="layout" svg:width="0.834cm" svg:height="1.003cm" svg:x="2.4cm" svg:y="11.4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3" draw:text-style-name="P1" draw:layer="layout" svg:width="1.857cm" svg:height="0.47cm" svg:x="4.043cm" svg:y="9.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19" draw:text-style-name="P3" xml:id="id69" draw:id="id69" draw:layer="layout" svg:width="1.3cm" svg:height="1.3cm" svg:x="11.436cm" svg:y="10.701cm">
          <text:p text:style-name="P1"><text:span text:style-name="T2">ReL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xml:id="id68" draw:id="id68" draw:layer="layout" svg:width="0.436cm" svg:height="0.47cm" svg:x="9cm" svg:y="11.101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onnector draw:style-name="gr17" draw:text-style-name="P4" draw:layer="layout" draw:type="line" svg:x1="9.436cm" svg:y1="11.336cm" svg:x2="11.436cm" svg:y2="11.351cm" draw:start-shape="id68" draw:start-glue-point="1" draw:end-shape="id69" draw:end-glue-point="6" svg:d="M9436 11336l2000 15" svg:viewBox="0 0 2001 16">
          <text:p/>
        </draw:connector>
        <draw:connector draw:style-name="gr17" draw:text-style-name="P4" draw:layer="layout" draw:type="line" svg:x1="12.736cm" svg:y1="11.386cm" svg:x2="14.736cm" svg:y2="11.401cm" svg:d="M12736 11386l2000 15" svg:viewBox="0 0 2001 16">
          <text:p/>
        </draw:connector>
        <draw:frame draw:style-name="gr3" draw:text-style-name="P1" draw:layer="layout" svg:width="1.059cm" svg:height="0.47cm" svg:x="13.036cm" svg:y="10.901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3" draw:text-style-name="P1" draw:layer="layout" svg:width="0.834cm" svg:height="1.003cm" svg:x="13.125cm" svg:y="11.401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3" draw:text-style-name="P1" draw:layer="layout" svg:width="0.425cm" svg:height="0.47cm" svg:x="10.1cm" svg:y="11.4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3" draw:text-style-name="P1" draw:layer="layout" svg:width="1.922cm" svg:height="0.47cm" svg:x="11cm" svg:y="9.6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custom-shape draw:style-name="gr19" draw:text-style-name="P3" xml:id="id71" draw:id="id71" draw:layer="layout" svg:width="1.3cm" svg:height="1.3cm" svg:x="6cm" svg:y="16.3cm">
          <text:p text:style-name="P1"><text:span text:style-name="T2">do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xml:id="id70" draw:id="id70" draw:layer="layout" svg:width="0.534cm" svg:height="0.47cm" svg:x="2cm" svg:y="15.0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3" draw:text-style-name="P1" xml:id="id72" draw:id="id72" draw:layer="layout" svg:width="0.606cm" svg:height="0.47cm" svg:x="2cm" svg:y="18.0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connector draw:style-name="gr17" draw:text-style-name="P4" draw:layer="layout" draw:type="line" svg:x1="2.534cm" svg:y1="15.265cm" svg:x2="6.19cm" svg:y2="16.49cm" draw:start-shape="id70" draw:start-glue-point="1" draw:end-shape="id71" draw:end-glue-point="5" svg:d="M2534 15265l3656 1225" svg:viewBox="0 0 3657 1226">
          <text:p/>
        </draw:connector>
        <draw:connector draw:style-name="gr17" draw:text-style-name="P4" draw:layer="layout" draw:type="line" svg:x1="2.606cm" svg:y1="18.265cm" svg:x2="6.19cm" svg:y2="17.41cm" draw:start-shape="id72" draw:start-glue-point="1" draw:end-shape="id71" draw:end-glue-point="7" svg:d="M2606 18265l3584-855" svg:viewBox="0 0 3585 856">
          <text:p/>
        </draw:connector>
        <draw:custom-shape draw:style-name="gr1" draw:text-style-name="P3" xml:id="id73" draw:id="id73" draw:layer="layout" svg:width="0.7cm" svg:height="0.7cm" svg:x="10cm" svg:y="16.6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type="line" svg:x1="7.3cm" svg:y1="16.95cm" svg:x2="10cm" svg:y2="16.95cm" draw:start-shape="id71" draw:start-glue-point="10" draw:end-shape="id73" draw:end-glue-point="6" svg:d="M7300 16950h2700" svg:viewBox="0 0 2701 1">
          <text:p/>
        </draw:connector>
        <draw:frame draw:style-name="gr3" draw:text-style-name="P1" draw:layer="layout" svg:width="1.083cm" svg:height="0.47cm" svg:x="8cm" svg:y="16.5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3" draw:text-style-name="P1" draw:layer="layout" svg:width="0.834cm" svg:height="1.003cm" svg:x="8.1cm" svg:y="16.997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3" draw:text-style-name="P1" draw:layer="layout" svg:width="2.603cm" svg:height="1.003cm" svg:x="2.564cm" svg:y="15.997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3" draw:text-style-name="P1" draw:layer="layout" svg:width="2.624cm" svg:height="1.003cm" svg:x="2.564cm" svg:y="18.397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3" draw:text-style-name="P1" xml:id="id74" draw:id="id74" draw:layer="layout" svg:width="0.492cm" svg:height="0.47cm" svg:x="7cm" svg:y="19.0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connector draw:style-name="gr17" draw:text-style-name="P4" draw:layer="layout" draw:type="line" svg:x1="7.492cm" svg:y1="19.265cm" svg:x2="10.102cm" svg:y2="17.198cm" draw:start-shape="id74" draw:start-glue-point="1" draw:end-shape="id73" draw:end-glue-point="7" svg:d="M7492 19265l2610-2067" svg:viewBox="0 0 2611 2068">
          <text:p/>
        </draw:connector>
        <draw:frame draw:style-name="gr3" draw:text-style-name="P1" draw:layer="layout" svg:width="1.847cm" svg:height="1.003cm" svg:x="8.853cm" svg:y="18.29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connector draw:style-name="gr17" draw:text-style-name="P4" draw:layer="layout" draw:type="line" svg:x1="10.7cm" svg:y1="16.985cm" svg:x2="12.7cm" svg:y2="17cm" svg:d="M10700 16985l2000 15" svg:viewBox="0 0 2001 16">
          <text:p/>
        </draw:connector>
        <draw:frame draw:style-name="gr3" draw:text-style-name="P1" draw:layer="layout" svg:width="2.326cm" svg:height="0.47cm" svg:x="10.774cm" svg:y="16.5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3" draw:text-style-name="P1" draw:layer="layout" svg:width="0.834cm" svg:height="1.003cm" svg:x="11.2cm" svg:y="17.097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custom-shape draw:style-name="gr20" draw:text-style-name="P7" draw:layer="layout" svg:width="2cm" svg:height="4cm" svg:x="4cm" svg:y="23.7cm">
          <text:p text:style-name="P6">Softmax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2cm" svg:height="4cm" svg:x="9cm" svg:y="23.7cm">
          <text:p text:style-name="P6">Cross</text:p>
          <text:p text:style-name="P6">Entropy</text:p>
          <text:p text:style-name="P6">Error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2cm" svg:y1="24.2cm" svg:x2="4cm" svg:y2="24.2cm">
          <text:p/>
        </draw:line>
        <draw:line draw:style-name="gr17" draw:text-style-name="P4" draw:layer="layout" svg:x1="2cm" svg:y1="25.7cm" svg:x2="4cm" svg:y2="25.7cm">
          <text:p/>
        </draw:line>
        <draw:line draw:style-name="gr17" draw:text-style-name="P4" draw:layer="layout" svg:x1="2cm" svg:y1="27.2cm" svg:x2="4cm" svg:y2="27.2cm">
          <text:p/>
        </draw:line>
        <draw:line draw:style-name="gr17" draw:text-style-name="P4" draw:layer="layout" svg:x1="6cm" svg:y1="24.7cm" svg:x2="9cm" svg:y2="24.7cm">
          <text:p/>
        </draw:line>
        <draw:line draw:style-name="gr17" draw:text-style-name="P4" draw:layer="layout" svg:x1="6cm" svg:y1="26cm" svg:x2="9cm" svg:y2="26cm">
          <text:p/>
        </draw:line>
        <draw:line draw:style-name="gr17" draw:text-style-name="P4" draw:layer="layout" svg:x1="6cm" svg:y1="27.3cm" svg:x2="9cm" svg:y2="27.3cm">
          <text:p/>
        </draw:line>
        <draw:line draw:style-name="gr17" draw:text-style-name="P4" draw:layer="layout" svg:x1="11cm" svg:y1="25.7cm" svg:x2="14cm" svg:y2="25.7cm">
          <text:p/>
        </draw:line>
        <draw:frame draw:style-name="gr3" draw:text-style-name="P1" draw:layer="layout" svg:width="0.466cm" svg:height="0.47cm" svg:x="12.234cm" svg:y="25.2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3" draw:text-style-name="P1" draw:layer="layout" svg:width="0.598cm" svg:height="0.53cm" svg:x="7.002cm" svg:y="24.17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3" draw:text-style-name="P1" draw:layer="layout" svg:width="0.602cm" svg:height="0.53cm" svg:x="7cm" svg:y="25.47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3" draw:text-style-name="P1" draw:layer="layout" svg:width="0.607cm" svg:height="0.53cm" svg:x="7cm" svg:y="26.8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3" draw:text-style-name="P1" draw:layer="layout" svg:width="0.56cm" svg:height="0.53cm" svg:x="2.6cm" svg:y="23.67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3" draw:text-style-name="P1" draw:layer="layout" svg:width="0.564cm" svg:height="0.53cm" svg:x="2.6cm" svg:y="25.17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3" draw:text-style-name="P1" draw:layer="layout" svg:width="0.569cm" svg:height="0.53cm" svg:x="2.6cm" svg:y="26.6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line draw:style-name="gr17" draw:text-style-name="P4" draw:layer="layout" svg:x1="7cm" svg:y1="24.1cm" svg:x2="9cm" svg:y2="24.1cm">
          <text:p/>
        </draw:line>
        <draw:line draw:style-name="gr17" draw:text-style-name="P4" draw:layer="layout" svg:x1="7cm" svg:y1="25.5cm" svg:x2="9cm" svg:y2="25.5cm">
          <text:p/>
        </draw:line>
        <draw:frame draw:style-name="gr3" draw:text-style-name="P1" draw:layer="layout" svg:width="0.479cm" svg:height="0.53cm" svg:x="7.602cm" svg:y="23.57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3" draw:text-style-name="P1" draw:layer="layout" svg:width="0.483cm" svg:height="0.53cm" svg:x="7.617cm" svg:y="24.97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line draw:style-name="gr17" draw:text-style-name="P4" draw:layer="layout" svg:x1="7cm" svg:y1="26.8cm" svg:x2="9cm" svg:y2="26.8cm">
          <text:p/>
        </draw:line>
        <draw:frame draw:style-name="gr3" draw:text-style-name="P1" draw:layer="layout" svg:width="0.488cm" svg:height="0.53cm" svg:x="7.618cm" svg:y="26.27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3" draw:text-style-name="P1" draw:layer="layout" svg:width="0.411cm" svg:height="0.47cm" svg:x="12.234cm" svg:y="25.73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3" draw:text-style-name="P1" draw:layer="layout" svg:width="1.233cm" svg:height="0.53cm" svg:x="2.267cm" svg:y="24.2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3" draw:text-style-name="P1" draw:layer="layout" svg:width="1.233cm" svg:height="0.53cm" svg:x="2.3cm" svg:y="25.67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3" draw:text-style-name="P1" draw:layer="layout" svg:width="1.233cm" svg:height="0.53cm" svg:x="2.267cm" svg:y="27.2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</draw:page>
      <draw:page draw:name="page4" draw:style-name="dp1" draw:master-page-name="Default">
        <draw:frame draw:style-name="gr3" draw:text-style-name="P1" xml:id="id75" draw:id="id75" draw:layer="layout" svg:width="0.534cm" svg:height="0.47cm" svg:x="2cm" svg:y="3.7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custom-shape draw:style-name="gr14" draw:text-style-name="P1" xml:id="id76" draw:id="id76" draw:layer="layout" svg:width="4cm" svg:height="1cm" draw:transform="rotate (1.5707963267949) translate (4cm 6cm)">
          <text:p text:style-name="P1">Affi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line" svg:x1="2.534cm" svg:y1="3.965cm" svg:x2="4cm" svg:y2="4cm" draw:start-shape="id75" draw:start-glue-point="1" draw:end-shape="id76" svg:d="M2534 3965l1466 35" svg:viewBox="0 0 1467 36">
          <text:p/>
        </draw:connector>
        <draw:custom-shape draw:style-name="gr14" draw:text-style-name="P1" xml:id="id79" draw:id="id79" draw:layer="layout" svg:width="4cm" svg:height="1cm" draw:transform="rotate (1.5707963267949) translate (6cm 6cm)">
          <text:p text:style-name="P1">Re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xml:id="id80" draw:id="id80" draw:layer="layout" svg:width="4cm" svg:height="1.1cm" draw:transform="rotate (1.5707963267949) translate (7.9cm 6cm)">
          <text:p text:style-name="P1">Aff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81" draw:id="id81" draw:layer="layout" svg:width="4cm" svg:height="1cm" draw:transform="rotate (1.5707963267949) translate (10cm 6cm)">
          <text:p text:style-name="P1">Re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82" draw:id="id82" draw:layer="layout" svg:width="4cm" svg:height="1cm" draw:transform="rotate (1.5707963267949) translate (12cm 6cm)">
          <text:p text:style-name="P1">Softma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77" draw:id="id77" draw:layer="layout" svg:width="4cm" svg:height="1cm" draw:transform="rotate (1.5707963267949) translate (14cm 6cm)">
          <text:p text:style-name="P1">LossFunc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xml:id="id78" draw:id="id78" draw:layer="layout" svg:width="0.466cm" svg:height="0.47cm" svg:x="16.234cm" svg:y="3.73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onnector draw:style-name="gr2" draw:text-style-name="P4" draw:layer="layout" draw:type="line" svg:x1="15cm" svg:y1="4cm" svg:x2="16.234cm" svg:y2="3.965cm" draw:start-shape="id77" draw:start-glue-point="2" draw:end-shape="id78" draw:end-glue-point="3" svg:d="M15000 4000l1234-35" svg:viewBox="0 0 1235 36">
          <text:p/>
        </draw:connector>
        <draw:connector draw:style-name="gr2" draw:text-style-name="P4" draw:layer="layout" draw:type="line" svg:x1="7cm" svg:y1="4cm" svg:x2="7.9cm" svg:y2="4cm" draw:start-shape="id79" draw:start-glue-point="2" draw:end-shape="id80" svg:d="M7000 4000h900" svg:viewBox="0 0 901 1">
          <text:p/>
        </draw:connector>
        <draw:connector draw:style-name="gr2" draw:text-style-name="P4" draw:layer="layout" draw:type="line" svg:x1="11cm" svg:y1="4cm" svg:x2="12cm" svg:y2="4cm" draw:start-shape="id81" draw:start-glue-point="2" draw:end-shape="id82" draw:end-glue-point="0" svg:d="M11000 4000h1000" svg:viewBox="0 0 1001 1">
          <text:p/>
        </draw:connector>
        <draw:connector draw:style-name="gr2" draw:text-style-name="P4" draw:layer="layout" draw:type="line" svg:x1="5cm" svg:y1="4cm" svg:x2="6cm" svg:y2="4cm" draw:start-shape="id76" draw:start-glue-point="2" draw:end-shape="id79" draw:end-glue-point="0" svg:d="M5000 4000h1000" svg:viewBox="0 0 1001 1">
          <text:p/>
        </draw:connector>
        <draw:connector draw:style-name="gr2" draw:text-style-name="P4" draw:layer="layout" draw:type="line" svg:x1="9cm" svg:y1="4cm" svg:x2="10cm" svg:y2="4cm" draw:start-shape="id80" draw:start-glue-point="2" draw:end-shape="id81" draw:end-glue-point="0" svg:d="M9000 4000h1000" svg:viewBox="0 0 1001 1">
          <text:p/>
        </draw:connector>
        <draw:connector draw:style-name="gr2" draw:text-style-name="P4" draw:layer="layout" draw:type="line" svg:x1="13cm" svg:y1="4cm" svg:x2="14cm" svg:y2="4cm" draw:start-shape="id82" draw:start-glue-point="2" draw:end-shape="id77" draw:end-glue-point="0" svg:d="M13000 4000h1000" svg:viewBox="0 0 1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oppan Bunkyu Midashi Gothic" svg:font-family="'Toppan Bunkyu Midashi Gothic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Hiragino Mincho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13:34:39.441023378</meta:creation-date>
    <dc:date>2018-10-07T10:01:16.266565997</dc:date>
    <meta:editing-duration>P7DT9H4M47S</meta:editing-duration>
    <meta:editing-cycles>34</meta:editing-cycles>
    <meta:generator>LibreOffice/6.1.0.3$MacOSX_X86_64 LibreOffice_project/efb621ed25068d70781dc026f7e9c5187a4decd1</meta:generator>
    <meta:document-statistic meta:object-count="244"/>
  </office:meta>
</office:document-meta>
</file>

<file path=Object 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0/content.xml><?xml version="1.0" encoding="utf-8"?>
<math xmlns="http://www.w3.org/1998/Math/MathML" display="block">
  <semantics>
    <mi>y</mi>
    <annotation encoding="StarMath 5.0">y</annotation>
  </semantics>
</math>
</file>

<file path=Object 100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o stretchy="false">=</mo>
      <mfrac>
        <mrow>
          <mo stretchy="false">∂</mo>
          <mi>L</mi>
        </mrow>
        <mrow>
          <mo stretchy="false">∂</mo>
          <mi>y</mi>
        </mrow>
      </mfrac>
    </mrow>
    <annotation encoding="StarMath 5.0">{{partial L} over {partial B}} = {partial L} over {partial y}</annotation>
  </semantics>
</math>
</file>

<file path=Object 101/content.xml><?xml version="1.0" encoding="utf-8"?>
<math xmlns="http://www.w3.org/1998/Math/MathML" display="block">
  <semantics>
    <mrow>
      <mi>Y</mi>
      <mo stretchy="false">=</mo>
      <mrow>
        <mrow>
          <mi>X</mi>
          <mo stretchy="false">⋅</mo>
          <mi>W</mi>
        </mrow>
        <mo stretchy="false">+</mo>
        <mi>B</mi>
      </mrow>
    </mrow>
    <annotation encoding="StarMath 5.0">Y = X cdot W + B</annotation>
  </semantics>
</math>
</file>

<file path=Object 102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i>y</mi>
      </mrow>
    </mfrac>
    <annotation encoding="StarMath 5.0">{partial L} over {partial y  }</annotation>
  </semantics>
</math>
</file>

<file path=Object 103/content.xml><?xml version="1.0" encoding="utf-8"?>
<math xmlns="http://www.w3.org/1998/Math/MathML" display="block">
  <semantics>
    <mi>L</mi>
    <annotation encoding="StarMath 5.0">L</annotation>
  </semantics>
</math>
</file>

<file path=Object 104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105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106/content.xml><?xml version="1.0" encoding="utf-8"?>
<math xmlns="http://www.w3.org/1998/Math/MathML" display="block">
  <semantics>
    <msub>
      <mi>y</mi>
      <mn>3</mn>
    </msub>
    <annotation encoding="StarMath 5.0">y_3</annotation>
  </semantics>
</math>
</file>

<file path=Object 107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108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109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1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11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12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13/content.xml><?xml version="1.0" encoding="utf-8"?>
<math xmlns="http://www.w3.org/1998/Math/MathML" display="block">
  <semantics>
    <mn>1</mn>
    <annotation encoding="StarMath 5.0">1</annotation>
  </semantics>
</math>
</file>

<file path=Object 114/content.xml><?xml version="1.0" encoding="utf-8"?>
<math xmlns="http://www.w3.org/1998/Math/MathML" display="block">
  <semantics>
    <mrow>
      <msub>
        <mi>y</mi>
        <mn>1</mn>
      </msub>
      <mo stretchy="false">−</mo>
      <msub>
        <mi>t</mi>
        <mn>1</mn>
      </msub>
    </mrow>
    <annotation encoding="StarMath 5.0">y_1 - t_1</annotation>
  </semantics>
</math>
</file>

<file path=Object 115/content.xml><?xml version="1.0" encoding="utf-8"?>
<math xmlns="http://www.w3.org/1998/Math/MathML" display="block">
  <semantics>
    <mrow>
      <msub>
        <mi>y</mi>
        <mn>2</mn>
      </msub>
      <mo stretchy="false">−</mo>
      <msub>
        <mi>t</mi>
        <mn>2</mn>
      </msub>
    </mrow>
    <annotation encoding="StarMath 5.0">y_2 - t_2</annotation>
  </semantics>
</math>
</file>

<file path=Object 116/content.xml><?xml version="1.0" encoding="utf-8"?>
<math xmlns="http://www.w3.org/1998/Math/MathML" display="block">
  <semantics>
    <mrow>
      <msub>
        <mi>y</mi>
        <mn>3</mn>
      </msub>
      <mo stretchy="false">−</mo>
      <msub>
        <mi>t</mi>
        <mn>3</mn>
      </msub>
    </mrow>
    <annotation encoding="StarMath 5.0">y_3 - t_3</annotation>
  </semantics>
</math>
</file>

<file path=Object 117/content.xml><?xml version="1.0" encoding="utf-8"?>
<math xmlns="http://www.w3.org/1998/Math/MathML" display="block">
  <semantics>
    <mi>X</mi>
    <annotation encoding="StarMath 5.0">X</annotation>
  </semantics>
</math>
</file>

<file path=Object 118/content.xml><?xml version="1.0" encoding="utf-8"?>
<math xmlns="http://www.w3.org/1998/Math/MathML" display="block">
  <semantics>
    <mi>L</mi>
    <annotation encoding="StarMath 5.0">L</annotation>
  </semantics>
</math>
</file>

<file path=Object 12/content.xml><?xml version="1.0" encoding="utf-8"?>
<math xmlns="http://www.w3.org/1998/Math/MathML" display="block">
  <semantics>
    <mn>2</mn>
    <annotation encoding="StarMath 5.0">2</annotation>
  </semantics>
</math>
</file>

<file path=Object 13/content.xml><?xml version="1.0" encoding="utf-8"?>
<math xmlns="http://www.w3.org/1998/Math/MathML" display="block">
  <semantics>
    <mrow>
      <mn>2</mn>
      <msub>
        <mi>x</mi>
        <mn>1</mn>
      </msub>
    </mrow>
    <annotation encoding="StarMath 5.0">2 x_1</annotation>
  </semantics>
</math>
</file>

<file path=Object 1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5/content.xml><?xml version="1.0" encoding="utf-8"?>
<math xmlns="http://www.w3.org/1998/Math/MathML" display="block">
  <semantics>
    <mn>3</mn>
    <annotation encoding="StarMath 5.0">3</annotation>
  </semantics>
</math>
</file>

<file path=Object 16/content.xml><?xml version="1.0" encoding="utf-8"?>
<math xmlns="http://www.w3.org/1998/Math/MathML" display="block">
  <semantics>
    <mrow>
      <mn>3</mn>
      <msub>
        <mi>x</mi>
        <mn>2</mn>
      </msub>
    </mrow>
    <annotation encoding="StarMath 5.0">3 x_2</annotation>
  </semantics>
</math>
</file>

<file path=Object 17/content.xml><?xml version="1.0" encoding="utf-8"?>
<math xmlns="http://www.w3.org/1998/Math/MathML" display="block">
  <semantics>
    <mn>4</mn>
    <annotation encoding="StarMath 5.0">4</annotation>
  </semantics>
</math>
</file>

<file path=Object 18/content.xml><?xml version="1.0" encoding="utf-8"?>
<math xmlns="http://www.w3.org/1998/Math/MathML" display="block">
  <semantics>
    <mrow>
      <mn>2</mn>
      <mrow>
        <msub>
          <mi>x</mi>
          <mn>1</mn>
        </msub>
        <mo stretchy="false">+</mo>
        <mn>3</mn>
      </mrow>
      <msub>
        <mi>x</mi>
        <mn>2</mn>
      </msub>
    </mrow>
    <annotation encoding="StarMath 5.0">2 x_1 + 3 x_2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sub>
                <mi>x</mi>
                <mn>1</mn>
              </msub>
              <mo stretchy="false">+</mo>
              <mn>3</mn>
            </mrow>
            <msub>
              <mi>x</mi>
              <mn>2</mn>
            </msub>
          </mrow>
        </mrow>
        <mo fence="true" stretchy="false">)</mo>
      </mrow>
      <mo stretchy="false">×</mo>
      <mn>4</mn>
    </mrow>
    <annotation encoding="StarMath 5.0">(2 x_1 + 3 x_2) times 4 </annotation>
  </semantics>
</math>
</file>

<file path=Object 2/content.xml><?xml version="1.0" encoding="utf-8"?>
<math xmlns="http://www.w3.org/1998/Math/MathML" display="block">
  <semantics>
    <mn>2</mn>
    <annotation encoding="StarMath 5.0">2</annotation>
  </semantics>
</math>
</file>

<file path=Object 20/content.xml><?xml version="1.0" encoding="utf-8"?>
<math xmlns="http://www.w3.org/1998/Math/MathML" display="block">
  <semantics>
    <mi>y</mi>
    <annotation encoding="StarMath 5.0">y</annotation>
  </semantics>
</math>
</file>

<file path=Object 21/content.xml><?xml version="1.0" encoding="utf-8"?>
<math xmlns="http://www.w3.org/1998/Math/MathML" display="block">
  <semantics>
    <mn>1</mn>
    <annotation encoding="StarMath 5.0">1</annotation>
  </semantics>
</math>
</file>

<file path=Object 22/content.xml><?xml version="1.0" encoding="utf-8"?>
<math xmlns="http://www.w3.org/1998/Math/MathML" display="block">
  <semantics>
    <mrow>
      <mn>2</mn>
      <mrow>
        <msub>
          <mi>x</mi>
          <mn>1</mn>
        </msub>
        <mo stretchy="false">+</mo>
        <mn>3</mn>
      </mrow>
      <msub>
        <mi>x</mi>
        <mn>2</mn>
      </msub>
    </mrow>
    <annotation encoding="StarMath 5.0">2 x_1 + 3 x_2</annotation>
  </semantics>
</math>
</file>

<file path=Object 23/content.xml><?xml version="1.0" encoding="utf-8"?>
<math xmlns="http://www.w3.org/1998/Math/MathML" display="block">
  <semantics>
    <mn>4</mn>
    <annotation encoding="StarMath 5.0">4</annotation>
  </semantics>
</math>
</file>

<file path=Object 24/content.xml><?xml version="1.0" encoding="utf-8"?>
<math xmlns="http://www.w3.org/1998/Math/MathML" display="block">
  <semantics>
    <mn>4</mn>
    <annotation encoding="StarMath 5.0">4</annotation>
  </semantics>
</math>
</file>

<file path=Object 25/content.xml><?xml version="1.0" encoding="utf-8"?>
<math xmlns="http://www.w3.org/1998/Math/MathML" display="block">
  <semantics>
    <mn>4</mn>
    <annotation encoding="StarMath 5.0">4</annotation>
  </semantics>
</math>
</file>

<file path=Object 26/content.xml><?xml version="1.0" encoding="utf-8"?>
<math xmlns="http://www.w3.org/1998/Math/MathML" display="block">
  <semantics>
    <mrow>
      <mn>4</mn>
      <msub>
        <mi>x</mi>
        <mn>1</mn>
      </msub>
    </mrow>
    <annotation encoding="StarMath 5.0">4 x_1</annotation>
  </semantics>
</math>
</file>

<file path=Object 27/content.xml><?xml version="1.0" encoding="utf-8"?>
<math xmlns="http://www.w3.org/1998/Math/MathML" display="block">
  <semantics>
    <mn>8</mn>
    <annotation encoding="StarMath 5.0">8</annotation>
  </semantics>
</math>
</file>

<file path=Object 28/content.xml><?xml version="1.0" encoding="utf-8"?>
<math xmlns="http://www.w3.org/1998/Math/MathML" display="block">
  <semantics>
    <mrow>
      <mn>4</mn>
      <msub>
        <mi>x</mi>
        <mn>2</mn>
      </msub>
    </mrow>
    <annotation encoding="StarMath 5.0">4 x_2</annotation>
  </semantics>
</math>
</file>

<file path=Object 29/content.xml><?xml version="1.0" encoding="utf-8"?>
<math xmlns="http://www.w3.org/1998/Math/MathML" display="block">
  <semantics>
    <mn>12</mn>
    <annotation encoding="StarMath 5.0">12</annotation>
  </semantics>
</math>
</file>

<file path=Object 3/content.xml><?xml version="1.0" encoding="utf-8"?>
<math xmlns="http://www.w3.org/1998/Math/MathML" display="block">
  <semantics>
    <mrow>
      <mn>2</mn>
      <msub>
        <mi>x</mi>
        <mn>1</mn>
      </msub>
    </mrow>
    <annotation encoding="StarMath 5.0">2 x_1</annotation>
  </semantics>
</math>
</file>

<file path=Object 30/content.xml><?xml version="1.0" encoding="utf-8"?>
<math xmlns="http://www.w3.org/1998/Math/MathML" display="block">
  <semantics>
    <mi>X</mi>
    <annotation encoding="StarMath 5.0">X</annotation>
  </semantics>
</math>
</file>

<file path=Object 31/content.xml><?xml version="1.0" encoding="utf-8"?>
<math xmlns="http://www.w3.org/1998/Math/MathML" display="block">
  <semantics>
    <msup>
      <mi>W</mi>
      <mn>1</mn>
    </msup>
    <annotation encoding="StarMath 5.0">W^1</annotation>
  </semantics>
</math>
</file>

<file path=Object 32/content.xml><?xml version="1.0" encoding="utf-8"?>
<math xmlns="http://www.w3.org/1998/Math/MathML" display="block">
  <semantics>
    <msup>
      <mi>B</mi>
      <mn>1</mn>
    </msup>
    <annotation encoding="StarMath 5.0">B^1</annotation>
  </semantics>
</math>
</file>

<file path=Object 33/content.xml><?xml version="1.0" encoding="utf-8"?>
<math xmlns="http://www.w3.org/1998/Math/MathML" display="block">
  <semantics>
    <msup>
      <mi>Z</mi>
      <mn>1</mn>
    </msup>
    <annotation encoding="StarMath 5.0">Z^1</annotation>
  </semantics>
</math>
</file>

<file path=Object 34/content.xml><?xml version="1.0" encoding="utf-8"?>
<math xmlns="http://www.w3.org/1998/Math/MathML" display="block">
  <semantics>
    <msup>
      <mi>A</mi>
      <mn>1</mn>
    </msup>
    <annotation encoding="StarMath 5.0">A^1</annotation>
  </semantics>
</math>
</file>

<file path=Object 35/content.xml><?xml version="1.0" encoding="utf-8"?>
<math xmlns="http://www.w3.org/1998/Math/MathML" display="block">
  <semantics>
    <msup>
      <mi>A</mi>
      <mn>2</mn>
    </msup>
    <annotation encoding="StarMath 5.0">A^2</annotation>
  </semantics>
</math>
</file>

<file path=Object 36/content.xml><?xml version="1.0" encoding="utf-8"?>
<math xmlns="http://www.w3.org/1998/Math/MathML" display="block">
  <semantics>
    <msup>
      <mi>Z</mi>
      <mn>2</mn>
    </msup>
    <annotation encoding="StarMath 5.0">Z^2</annotation>
  </semantics>
</math>
</file>

<file path=Object 37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38/content.xml><?xml version="1.0" encoding="utf-8"?>
<math xmlns="http://www.w3.org/1998/Math/MathML" display="block">
  <semantics>
    <msup>
      <mi>B</mi>
      <mn>2</mn>
    </msup>
    <annotation encoding="StarMath 5.0">B^2</annotation>
  </semantics>
</math>
</file>

<file path=Object 39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0/content.xml><?xml version="1.0" encoding="utf-8"?>
<math xmlns="http://www.w3.org/1998/Math/MathML" display="block">
  <semantics>
    <msup>
      <mi>B</mi>
      <mn>3</mn>
    </msup>
    <annotation encoding="StarMath 5.0">B^3</annotation>
  </semantics>
</math>
</file>

<file path=Object 41/content.xml><?xml version="1.0" encoding="utf-8"?>
<math xmlns="http://www.w3.org/1998/Math/MathML" display="block">
  <semantics>
    <mi>L</mi>
    <annotation encoding="StarMath 5.0">L</annotation>
  </semantics>
</math>
</file>

<file path=Object 42/content.xml><?xml version="1.0" encoding="utf-8"?>
<math xmlns="http://www.w3.org/1998/Math/MathML" display="block">
  <semantics>
    <msup>
      <mi>A</mi>
      <mn>3</mn>
    </msup>
    <annotation encoding="StarMath 5.0">A^3</annotation>
  </semantics>
</math>
</file>

<file path=Object 43/content.xml><?xml version="1.0" encoding="utf-8"?>
<math xmlns="http://www.w3.org/1998/Math/MathML" display="block">
  <semantics>
    <mi>Y</mi>
    <annotation encoding="StarMath 5.0">Y</annotation>
  </semantics>
</math>
</file>

<file path=Object 44/content.xml><?xml version="1.0" encoding="utf-8"?>
<math xmlns="http://www.w3.org/1998/Math/MathML" display="block">
  <semantics>
    <mi>x</mi>
    <annotation encoding="StarMath 5.0">x</annotation>
  </semantics>
</math>
</file>

<file path=Object 45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46/content.xml><?xml version="1.0" encoding="utf-8"?>
<math xmlns="http://www.w3.org/1998/Math/MathML" display="block">
  <semantics>
    <mrow>
      <mo stretchy="false">−</mo>
      <mi>x</mi>
    </mrow>
    <annotation encoding="StarMath 5.0">-x </annotation>
  </semantics>
</math>
</file>

<file path=Object 47/content.xml><?xml version="1.0" encoding="utf-8"?>
<math xmlns="http://www.w3.org/1998/Math/MathML" display="block">
  <semantics>
    <mrow>
      <mi>exp</mi>
      <mrow>
        <mo fence="true" stretchy="false">(</mo>
        <mrow>
          <mrow>
            <mo stretchy="false">−</mo>
            <mi>x</mi>
          </mrow>
        </mrow>
        <mo fence="true" stretchy="false">)</mo>
      </mrow>
    </mrow>
    <annotation encoding="StarMath 5.0">exp( -x )</annotation>
  </semantics>
</math>
</file>

<file path=Object 48/content.xml><?xml version="1.0" encoding="utf-8"?>
<math xmlns="http://www.w3.org/1998/Math/MathML" display="block">
  <semantics>
    <mn>1</mn>
    <annotation encoding="StarMath 5.0">1</annotation>
  </semantics>
</math>
</file>

<file path=Object 49/content.xml><?xml version="1.0" encoding="utf-8"?>
<math xmlns="http://www.w3.org/1998/Math/MathML" display="block">
  <semantics>
    <mrow>
      <mrow>
        <mn>1</mn>
        <mo stretchy="false">+</mo>
        <mi>exp</mi>
      </mrow>
      <mrow>
        <mo fence="true" stretchy="false">(</mo>
        <mrow>
          <mrow>
            <mo stretchy="false">−</mo>
            <mi>x</mi>
          </mrow>
        </mrow>
        <mo fence="true" stretchy="false">)</mo>
      </mrow>
    </mrow>
    <annotation encoding="StarMath 5.0">1 + exp( -x )</annotation>
  </semantics>
</math>
</file>

<file path=Object 5/content.xml><?xml version="1.0" encoding="utf-8"?>
<math xmlns="http://www.w3.org/1998/Math/MathML" display="block">
  <semantics>
    <mn>3</mn>
    <annotation encoding="StarMath 5.0">3</annotation>
  </semantics>
</math>
</file>

<file path=Object 50/content.xml><?xml version="1.0" encoding="utf-8"?>
<math xmlns="http://www.w3.org/1998/Math/MathML" display="block">
  <semantics>
    <mrow>
      <mi>y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i>x</mi>
              </mrow>
            </mrow>
            <mo fence="true" stretchy="false">)</mo>
          </mrow>
        </mrow>
      </mfrac>
    </mrow>
    <annotation encoding="StarMath 5.0">y = {1} over {1 + exp( -x )}</annotation>
  </semantics>
</math>
</file>

<file path=Object 51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i>y</mi>
      </mrow>
    </mfrac>
    <annotation encoding="StarMath 5.0">{partial L} over {partial y  }</annotation>
  </semantics>
</math>
</file>

<file path=Object 52/content.xml><?xml version="1.0" encoding="utf-8"?>
<math xmlns="http://www.w3.org/1998/Math/MathML" display="block">
  <semantics>
    <mrow>
      <mrow>
        <mo stretchy="false">−</mo>
        <mfrac>
          <mrow>
            <mo stretchy="false">∂</mo>
            <mi>L</mi>
          </mrow>
          <mrow>
            <mo stretchy="false">∂</mo>
            <mi>y</mi>
          </mrow>
        </mfrac>
      </mrow>
      <msup>
        <mi>y</mi>
        <mn>2</mn>
      </msup>
    </mrow>
    <annotation encoding="StarMath 5.0">- {{partial L} over {partial y  }} y^2</annotation>
  </semantics>
</math>
</file>

<file path=Object 53/content.xml><?xml version="1.0" encoding="utf-8"?>
<math xmlns="http://www.w3.org/1998/Math/MathML" display="block">
  <semantics>
    <mrow>
      <mrow>
        <mo stretchy="false">−</mo>
        <mfrac>
          <mrow>
            <mo stretchy="false">∂</mo>
            <mi>L</mi>
          </mrow>
          <mrow>
            <mo stretchy="false">∂</mo>
            <mi>y</mi>
          </mrow>
        </mfrac>
      </mrow>
      <msup>
        <mi>y</mi>
        <mn>2</mn>
      </msup>
      <mi>exp</mi>
      <mrow>
        <mo fence="true" stretchy="false">(</mo>
        <mrow>
          <mrow>
            <mo stretchy="false">−</mo>
            <mi>x</mi>
          </mrow>
        </mrow>
        <mo fence="true" stretchy="false">)</mo>
      </mrow>
    </mrow>
    <annotation encoding="StarMath 5.0">- {{partial L} over {partial y  }} y^2 exp( -x )</annotation>
  </semantics>
</math>
</file>

<file path=Object 54/content.xml><?xml version="1.0" encoding="utf-8"?>
<math xmlns="http://www.w3.org/1998/Math/MathML" display="block">
  <semantics>
    <mrow>
      <mrow>
        <mo stretchy="false">−</mo>
        <mfrac>
          <mrow>
            <mo stretchy="false">∂</mo>
            <mi>L</mi>
          </mrow>
          <mrow>
            <mo stretchy="false">∂</mo>
            <mi>y</mi>
          </mrow>
        </mfrac>
      </mrow>
      <msup>
        <mi>y</mi>
        <mn>2</mn>
      </msup>
    </mrow>
    <annotation encoding="StarMath 5.0">- {{partial L} over {partial y  }} y^2</annotation>
  </semantics>
</math>
</file>

<file path=Object 55/content.xml><?xml version="1.0" encoding="utf-8"?>
<math xmlns="http://www.w3.org/1998/Math/MathML" display="block">
  <semantics>
    <mi>X</mi>
    <annotation encoding="StarMath 5.0">X</annotation>
  </semantics>
</math>
</file>

<file path=Object 56/content.xml><?xml version="1.0" encoding="utf-8"?>
<math xmlns="http://www.w3.org/1998/Math/MathML" display="block">
  <semantics>
    <mi>L</mi>
    <annotation encoding="StarMath 5.0">L</annotation>
  </semantics>
</math>
</file>

<file path=Object 57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sup>
        <mi>y</mi>
        <mn>2</mn>
      </msup>
      <mi>exp</mi>
      <mrow>
        <mo fence="true" stretchy="false">(</mo>
        <mrow>
          <mrow>
            <mo stretchy="false">−</mo>
            <mi>x</mi>
          </mrow>
        </mrow>
        <mo fence="true" stretchy="false">)</mo>
      </mrow>
    </mrow>
    <annotation encoding="StarMath 5.0">{{partial L} over {partial y  }} y^2 exp( -x )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row>
      <mi>y</mi>
      <mo stretchy="false">=</mo>
      <mi>x</mi>
    </mrow>
    <annotation encoding="StarMath 5.0">y = x</annotation>
  </semantics>
</math>
</file>

<file path=Object 6/content.xml><?xml version="1.0" encoding="utf-8"?>
<math xmlns="http://www.w3.org/1998/Math/MathML" display="block">
  <semantics>
    <mrow>
      <mn>3</mn>
      <msub>
        <mi>x</mi>
        <mn>2</mn>
      </msub>
    </mrow>
    <annotation encoding="StarMath 5.0">3 x_2</annotation>
  </semantics>
</math>
</file>

<file path=Object 60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i>y</mi>
      </mrow>
    </mfrac>
    <annotation encoding="StarMath 5.0">{partial L} over {partial y  }</annotation>
  </semantics>
</math>
</file>

<file path=Object 6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2/content.xml><?xml version="1.0" encoding="utf-8"?>
<math xmlns="http://www.w3.org/1998/Math/MathML" display="block">
  <semantics>
    <mn>2</mn>
    <annotation encoding="StarMath 5.0">2</annotation>
  </semantics>
</math>
</file>

<file path=Object 63/content.xml><?xml version="1.0" encoding="utf-8"?>
<math xmlns="http://www.w3.org/1998/Math/MathML" display="block">
  <semantics>
    <mrow>
      <mn>2</mn>
      <msub>
        <mi>x</mi>
        <mn>1</mn>
      </msub>
    </mrow>
    <annotation encoding="StarMath 5.0">2 x_1</annotation>
  </semantics>
</math>
</file>

<file path=Object 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5/content.xml><?xml version="1.0" encoding="utf-8"?>
<math xmlns="http://www.w3.org/1998/Math/MathML" display="block">
  <semantics>
    <mn>3</mn>
    <annotation encoding="StarMath 5.0">3</annotation>
  </semantics>
</math>
</file>

<file path=Object 66/content.xml><?xml version="1.0" encoding="utf-8"?>
<math xmlns="http://www.w3.org/1998/Math/MathML" display="block">
  <semantics>
    <mrow>
      <mn>3</mn>
      <msub>
        <mi>x</mi>
        <mn>2</mn>
      </msub>
    </mrow>
    <annotation encoding="StarMath 5.0">3 x_2</annotation>
  </semantics>
</math>
</file>

<file path=Object 67/content.xml><?xml version="1.0" encoding="utf-8"?>
<math xmlns="http://www.w3.org/1998/Math/MathML" display="block">
  <semantics>
    <mn>4</mn>
    <annotation encoding="StarMath 5.0">4</annotation>
  </semantics>
</math>
</file>

<file path=Object 68/content.xml><?xml version="1.0" encoding="utf-8"?>
<math xmlns="http://www.w3.org/1998/Math/MathML" display="block">
  <semantics>
    <mrow>
      <msub>
        <mi>f</mi>
        <mn>1</mn>
      </msub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+</mo>
        <msub>
          <mi>f</mi>
          <mn>2</mn>
        </msub>
      </mrow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f_1(x_1) + f_2(x_2)</annotation>
  </semantics>
</math>
</file>

<file path=Object 69/content.xml><?xml version="1.0" encoding="utf-8"?>
<math xmlns="http://www.w3.org/1998/Math/MathML" display="block">
  <semantics>
    <mi>y</mi>
    <annotation encoding="StarMath 5.0">y</annotation>
  </semantics>
</math>
</file>

<file path=Object 7/content.xml><?xml version="1.0" encoding="utf-8"?>
<math xmlns="http://www.w3.org/1998/Math/MathML" display="block">
  <semantics>
    <mn>4</mn>
    <annotation encoding="StarMath 5.0">4</annotation>
  </semantics>
</math>
</file>

<file path=Object 70/content.xml><?xml version="1.0" encoding="utf-8"?>
<math xmlns="http://www.w3.org/1998/Math/MathML" display="block">
  <semantics>
    <mn>1</mn>
    <annotation encoding="StarMath 5.0">1</annotation>
  </semantics>
</math>
</file>

<file path=Object 71/content.xml><?xml version="1.0" encoding="utf-8"?>
<math xmlns="http://www.w3.org/1998/Math/MathML" display="block">
  <semantics>
    <mn>4</mn>
    <annotation encoding="StarMath 5.0">4</annotation>
  </semantics>
</math>
</file>

<file path=Object 72/content.xml><?xml version="1.0" encoding="utf-8"?>
<math xmlns="http://www.w3.org/1998/Math/MathML" display="block">
  <semantics>
    <mn>4</mn>
    <annotation encoding="StarMath 5.0">4</annotation>
  </semantics>
</math>
</file>

<file path=Object 73/content.xml><?xml version="1.0" encoding="utf-8"?>
<math xmlns="http://www.w3.org/1998/Math/MathML" display="block">
  <semantics>
    <mn>4</mn>
    <annotation encoding="StarMath 5.0">4</annotation>
  </semantics>
</math>
</file>

<file path=Object 7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5/content.xml><?xml version="1.0" encoding="utf-8"?>
<math xmlns="http://www.w3.org/1998/Math/MathML" display="block">
  <semantics>
    <mn>2</mn>
    <annotation encoding="StarMath 5.0">2</annotation>
  </semantics>
</math>
</file>

<file path=Object 7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77/content.xml><?xml version="1.0" encoding="utf-8"?>
<math xmlns="http://www.w3.org/1998/Math/MathML" display="block">
  <semantics>
    <mn>3</mn>
    <annotation encoding="StarMath 5.0">3</annotation>
  </semantics>
</math>
</file>

<file path=Object 78/content.xml><?xml version="1.0" encoding="utf-8"?>
<math xmlns="http://www.w3.org/1998/Math/MathML" display="block">
  <semantics>
    <mrow>
      <msub>
        <mi>f</mi>
        <mn>1</mn>
      </msub>
      <mrow>
        <mo fence="true" stretchy="false">(</mo>
        <mrow>
          <msub>
            <mi>x</mi>
            <mn>1</mn>
          </msub>
        </mrow>
        <mo fence="true" stretchy="false">)</mo>
      </mrow>
    </mrow>
    <annotation encoding="StarMath 5.0">f_1( x_1 )</annotation>
  </semantics>
</math>
</file>

<file path=Object 79/content.xml><?xml version="1.0" encoding="utf-8"?>
<math xmlns="http://www.w3.org/1998/Math/MathML" display="block">
  <semantics>
    <mrow>
      <msub>
        <mi>f</mi>
        <mn>2</mn>
      </msub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f_2( x_2 )</annotation>
  </semantics>
</math>
</file>

<file path=Object 8/content.xml><?xml version="1.0" encoding="utf-8"?>
<math xmlns="http://www.w3.org/1998/Math/MathML" display="block">
  <semantics>
    <mrow>
      <mn>2</mn>
      <mrow>
        <msub>
          <mi>x</mi>
          <mn>1</mn>
        </msub>
        <mo stretchy="false">+</mo>
        <mn>3</mn>
      </mrow>
      <msub>
        <mi>x</mi>
        <mn>2</mn>
      </msub>
    </mrow>
    <annotation encoding="StarMath 5.0">2 x_1 + 3 x_2</annotation>
  </semantics>
</math>
</file>

<file path=Object 80/content.xml><?xml version="1.0" encoding="utf-8"?>
<math xmlns="http://www.w3.org/1998/Math/MathML" display="block">
  <semantics>
    <mrow>
      <msub>
        <mi>f</mi>
        <mn>1</mn>
      </msub>
      <mrow>
        <mo fence="true" stretchy="false">(</mo>
        <mrow>
          <msub>
            <mi>x</mi>
            <mn>1</mn>
          </msub>
        </mrow>
        <mo fence="true" stretchy="false">)</mo>
      </mrow>
    </mrow>
    <annotation encoding="StarMath 5.0">f_1( x_1 )</annotation>
  </semantics>
</math>
</file>

<file path=Object 81/content.xml><?xml version="1.0" encoding="utf-8"?>
<math xmlns="http://www.w3.org/1998/Math/MathML" display="block">
  <semantics>
    <mrow>
      <msub>
        <mi>f</mi>
        <mn>2</mn>
      </msub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f_2( x_2 )</annotation>
  </semantics>
</math>
</file>

<file path=Object 82/content.xml><?xml version="1.0" encoding="utf-8"?>
<math xmlns="http://www.w3.org/1998/Math/MathML" display="block">
  <semantics>
    <mn>1</mn>
    <annotation encoding="StarMath 5.0">1</annotation>
  </semantics>
</math>
</file>

<file path=Object 83/content.xml><?xml version="1.0" encoding="utf-8"?>
<math xmlns="http://www.w3.org/1998/Math/MathML" display="block">
  <semantics>
    <mn>1</mn>
    <annotation encoding="StarMath 5.0">1</annotation>
  </semantics>
</math>
</file>

<file path=Object 84/content.xml><?xml version="1.0" encoding="utf-8"?>
<math xmlns="http://www.w3.org/1998/Math/MathML" display="block">
  <semantics>
    <mrow>
      <msub>
        <mi>f</mi>
        <mn>1</mn>
      </msub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+</mo>
        <msub>
          <mi>f</mi>
          <mn>2</mn>
        </msub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×</mo>
        <mn>4</mn>
      </mrow>
    </mrow>
    <annotation encoding="StarMath 5.0">f_1(x_1) + f_2(x_2) times 4</annotation>
  </semantics>
</math>
</file>

<file path=Object 85/content.xml><?xml version="1.0" encoding="utf-8"?>
<math xmlns="http://www.w3.org/1998/Math/MathML" display="block">
  <semantics>
    <mrow>
      <msub>
        <mi>f</mi>
        <mn>1</mn>
      </msub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+</mo>
        <msub>
          <mi>f</mi>
          <mn>2</mn>
        </msub>
      </mrow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f_1(x_1) + f_2(x_2)</annotation>
  </semantics>
</math>
</file>

<file path=Object 86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i>y</mi>
      </mrow>
    </mfrac>
    <annotation encoding="StarMath 5.0">{partial L} over {partial y  }</annotation>
  </semantics>
</math>
</file>

<file path=Object 87/content.xml><?xml version="1.0" encoding="utf-8"?>
<math xmlns="http://www.w3.org/1998/Math/MathML" display="block">
  <semantics>
    <mrow>
      <mrow>
        <mi>x</mi>
        <mo stretchy="false">&gt;</mo>
        <mn>0</mn>
      </mrow>
      <mi mathvariant="italic">の時</mi>
    </mrow>
    <annotation encoding="StarMath 5.0">x&gt;0 の時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row>
      <mi>y</mi>
      <mo stretchy="false">=</mo>
      <mn>0</mn>
    </mrow>
    <annotation encoding="StarMath 5.0">y = 0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sub>
                <mi>x</mi>
                <mn>1</mn>
              </msub>
              <mo stretchy="false">+</mo>
              <mn>3</mn>
            </mrow>
            <msub>
              <mi>x</mi>
              <mn>2</mn>
            </msub>
          </mrow>
        </mrow>
        <mo fence="true" stretchy="false">)</mo>
      </mrow>
      <mo stretchy="false">×</mo>
      <mn>4</mn>
    </mrow>
    <annotation encoding="StarMath 5.0">(2 x_1 + 3 x_2) times 4 </annotation>
  </semantics>
</math>
</file>

<file path=Object 90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i>y</mi>
      </mrow>
    </mfrac>
    <annotation encoding="StarMath 5.0">{partial L} over {partial y  }</annotation>
  </semantics>
</math>
</file>

<file path=Object 91/content.xml><?xml version="1.0" encoding="utf-8"?>
<math xmlns="http://www.w3.org/1998/Math/MathML" display="block">
  <semantics>
    <mn>0</mn>
    <annotation encoding="StarMath 5.0">0</annotation>
  </semantics>
</math>
</file>

<file path=Object 92/content.xml><?xml version="1.0" encoding="utf-8"?>
<math xmlns="http://www.w3.org/1998/Math/MathML" display="block">
  <semantics>
    <mrow>
      <mrow>
        <mi>x</mi>
        <mo stretchy="false">≤</mo>
        <mn>0</mn>
      </mrow>
      <mi mathvariant="italic">の時</mi>
    </mrow>
    <annotation encoding="StarMath 5.0">x &lt;= 0 の時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W</mi>
    <annotation encoding="StarMath 5.0">W</annotation>
  </semantics>
</math>
</file>

<file path=Object 95/content.xml><?xml version="1.0" encoding="utf-8"?>
<math xmlns="http://www.w3.org/1998/Math/MathML" display="block">
  <semantics>
    <mrow>
      <mi>X</mi>
      <mo stretchy="false">⋅</mo>
      <mi>W</mi>
    </mrow>
    <annotation encoding="StarMath 5.0">X cdot W </annotation>
  </semantics>
</math>
</file>

<file path=Object 96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i>y</mi>
      </mrow>
    </mfrac>
    <annotation encoding="StarMath 5.0">{partial L} over {partial y  }</annotation>
  </semantics>
</math>
</file>

<file path=Object 97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X</mi>
        </mrow>
      </mfrac>
      <mo stretchy="false">=</mo>
      <mrow>
        <mfrac>
          <mrow>
            <mo stretchy="false">∂</mo>
            <mi>L</mi>
          </mrow>
          <mrow>
            <mo stretchy="false">∂</mo>
            <mi>y</mi>
          </mrow>
        </mfrac>
        <mo stretchy="false">⋅</mo>
        <msup>
          <mi>W</mi>
          <mi>T</mi>
        </msup>
      </mrow>
    </mrow>
    <annotation encoding="StarMath 5.0">{partial L} over {partial X} = {partial L} over {partial y} cdot {W  ^{T}}</annotation>
  </semantics>
</math>
</file>

<file path=Object 98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W</mi>
        </mrow>
      </mfrac>
      <mo stretchy="false">=</mo>
      <mrow>
        <msup>
          <mi>X</mi>
          <mi>T</mi>
        </msup>
        <mo stretchy="false">⋅</mo>
        <mfrac>
          <mrow>
            <mo stretchy="false">∂</mo>
            <mi>L</mi>
          </mrow>
          <mrow>
            <mo stretchy="false">∂</mo>
            <mi>Y</mi>
          </mrow>
        </mfrac>
      </mrow>
    </mrow>
    <annotation encoding="StarMath 5.0">{partial L} over {partial W} = {X ^{T}} cdot {{partial L} over {partial Y}}</annotation>
  </semantics>
</math>
</file>

<file path=Object 99/content.xml><?xml version="1.0" encoding="utf-8"?>
<math xmlns="http://www.w3.org/1998/Math/MathML" display="block">
  <semantics>
    <mi>B</mi>
    <annotation encoding="StarMath 5.0">B</annotation>
  </semantics>
</math>
</file>